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2" style:family="paragraph" style:parent-style-name="Standard">
      <style:text-properties officeooo:paragraph-rsid="001950c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c52b0" style:font-size-asian="10pt" style:font-size-complex="10pt"/>
    </style:style>
    <style:style style:name="P5" style:family="paragraph" style:parent-style-name="Standard">
      <style:text-properties officeooo:paragraph-rsid="001b3743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officeooo:paragraph-rsid="001c52b0"/>
    </style:style>
    <style:style style:name="P8" style:family="paragraph" style:parent-style-name="Standard">
      <style:text-properties officeooo:rsid="0020b550" officeooo:paragraph-rsid="0020b550"/>
    </style:style>
    <style:style style:name="P9" style:family="paragraph" style:parent-style-name="Standard">
      <style:text-properties fo:font-size="7pt" officeooo:paragraph-rsid="001b3743" style:font-size-asian="6.09999990463257pt" style:font-size-complex="7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officeooo:rsid="00210a73" officeooo:paragraph-rsid="00210a73" style:font-size-asian="14pt" style:font-size-complex="14pt"/>
    </style:style>
    <style:style style:name="P12" style:family="paragraph" style:parent-style-name="Standard">
      <style:text-properties officeooo:rsid="0020d3ed" officeooo:paragraph-rsid="0020d3ed"/>
    </style:style>
    <style:style style:name="P13" style:family="paragraph" style:parent-style-name="Standard">
      <style:text-properties officeooo:rsid="00210a73"/>
    </style:style>
    <style:style style:name="P14" style:family="paragraph" style:parent-style-name="Standard">
      <style:text-properties officeooo:rsid="00210a73" officeooo:paragraph-rsid="00210a73"/>
    </style:style>
    <style:style style:name="P15" style:family="paragraph" style:parent-style-name="Standard">
      <style:text-properties officeooo:rsid="00210a73" officeooo:paragraph-rsid="00317307"/>
    </style:style>
    <style:style style:name="P16" style:family="paragraph" style:parent-style-name="Standard">
      <style:text-properties style:text-underline-style="solid" style:text-underline-width="auto" style:text-underline-color="font-color" officeooo:rsid="00241964" officeooo:paragraph-rsid="00241964"/>
    </style:style>
    <style:style style:name="P17" style:family="paragraph" style:parent-style-name="Standard">
      <style:text-properties officeooo:rsid="00289b14" officeooo:paragraph-rsid="00289b14"/>
    </style:style>
    <style:style style:name="P18" style:family="paragraph" style:parent-style-name="Standard">
      <style:text-properties officeooo:rsid="00291c7d" officeooo:paragraph-rsid="00291c7d"/>
    </style:style>
    <style:style style:name="P19" style:family="paragraph" style:parent-style-name="Standard">
      <style:text-properties officeooo:rsid="0029e3dd" officeooo:paragraph-rsid="0029e3dd"/>
    </style:style>
    <style:style style:name="P20" style:family="paragraph" style:parent-style-name="Standard">
      <style:text-properties officeooo:rsid="002f271f" officeooo:paragraph-rsid="002f271f"/>
    </style:style>
    <style:style style:name="P21" style:family="paragraph" style:parent-style-name="Standard">
      <style:text-properties officeooo:rsid="00363e7a" officeooo:paragraph-rsid="00363e7a"/>
    </style:style>
    <style:style style:name="P22" style:family="paragraph" style:parent-style-name="Standard">
      <style:text-properties officeooo:rsid="00363e7a" officeooo:paragraph-rsid="0039708a"/>
    </style:style>
    <style:style style:name="P23" style:family="paragraph" style:parent-style-name="Standard">
      <style:text-properties fo:font-size="12pt" officeooo:rsid="0039708a" officeooo:paragraph-rsid="0039708a" style:font-size-asian="12pt" style:font-size-complex="12pt"/>
    </style:style>
    <style:style style:name="P24" style:family="paragraph" style:parent-style-name="Standard">
      <style:text-properties officeooo:rsid="0059ba30" officeooo:paragraph-rsid="0059ba30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rsid="005ae82b" officeooo:paragraph-rsid="005ae82b" style:font-weight-asian="bold" style:font-weight-complex="bold"/>
    </style:style>
    <style:style style:name="P27" style:family="paragraph" style:parent-style-name="Standard">
      <style:text-properties fo:font-weight="bold" officeooo:rsid="0060b4af" officeooo:paragraph-rsid="0060b4af" style:font-weight-asian="bold" style:font-weight-complex="bold"/>
    </style:style>
    <style:style style:name="P28" style:family="paragraph" style:parent-style-name="Standard">
      <style:text-properties fo:font-weight="bold" officeooo:rsid="00722da1" officeooo:paragraph-rsid="00722da1" style:font-weight-asian="bold" style:font-weight-complex="bold"/>
    </style:style>
    <style:style style:name="P29" style:family="paragraph" style:parent-style-name="Standard">
      <style:text-properties fo:font-weight="bold" officeooo:rsid="00722da1" officeooo:paragraph-rsid="00751096" style:font-weight-asian="bold" style:font-weight-complex="bold"/>
    </style:style>
    <style:style style:name="P30" style:family="paragraph" style:parent-style-name="Standard">
      <style:text-properties officeooo:rsid="005ae82b" officeooo:paragraph-rsid="005ae82b" fo:background-color="#ffff00"/>
    </style:style>
    <style:style style:name="P31" style:family="paragraph" style:parent-style-name="Standard">
      <style:text-properties officeooo:rsid="007e69a2" officeooo:paragraph-rsid="007c9638" fo:background-color="#ffff00"/>
    </style:style>
    <style:style style:name="P32" style:family="paragraph" style:parent-style-name="Standard">
      <style:text-properties fo:font-weight="normal" officeooo:rsid="0060b4af" officeooo:paragraph-rsid="0060b4af" style:font-weight-asian="normal" style:font-weight-complex="normal"/>
    </style:style>
    <style:style style:name="P33" style:family="paragraph" style:parent-style-name="Standard">
      <style:text-properties fo:font-weight="normal" officeooo:rsid="0059ba30" officeooo:paragraph-rsid="0059ba30" style:font-weight-asian="normal" style:font-weight-complex="normal"/>
    </style:style>
    <style:style style:name="P34" style:family="paragraph" style:parent-style-name="Standard">
      <style:text-properties fo:font-weight="normal" officeooo:rsid="00722da1" officeooo:paragraph-rsid="00722da1" style:font-weight-asian="normal" style:font-weight-complex="normal"/>
    </style:style>
    <style:style style:name="P35" style:family="paragraph" style:parent-style-name="Standard">
      <style:text-properties officeooo:rsid="0061c6fb" officeooo:paragraph-rsid="0061c6fb"/>
    </style:style>
    <style:style style:name="P36" style:family="paragraph" style:parent-style-name="Standard">
      <style:text-properties officeooo:rsid="00722da1" officeooo:paragraph-rsid="00722da1"/>
    </style:style>
    <style:style style:name="P37" style:family="paragraph" style:parent-style-name="Standard">
      <style:text-properties officeooo:rsid="00732c4f" officeooo:paragraph-rsid="00732c4f"/>
    </style:style>
    <style:style style:name="P38" style:family="paragraph" style:parent-style-name="Standard">
      <style:text-properties officeooo:rsid="00732c4f" officeooo:paragraph-rsid="00751096"/>
    </style:style>
    <style:style style:name="P39" style:family="paragraph" style:parent-style-name="Standard">
      <style:text-properties officeooo:rsid="00751096" officeooo:paragraph-rsid="00751096"/>
    </style:style>
    <style:style style:name="P40" style:family="paragraph" style:parent-style-name="Standard">
      <style:text-properties officeooo:rsid="0076c5cf" officeooo:paragraph-rsid="0076c5cf"/>
    </style:style>
    <style:style style:name="P41" style:family="paragraph" style:parent-style-name="Standard">
      <style:text-properties officeooo:rsid="007961d4" officeooo:paragraph-rsid="007961d4"/>
    </style:style>
    <style:style style:name="P42" style:family="paragraph" style:parent-style-name="Standard">
      <style:text-properties officeooo:rsid="007a0a6b" officeooo:paragraph-rsid="007a0a6b"/>
    </style:style>
    <style:style style:name="P43" style:family="paragraph" style:parent-style-name="Standard">
      <style:text-properties officeooo:rsid="007afa63" officeooo:paragraph-rsid="007afa63"/>
    </style:style>
    <style:style style:name="P44" style:family="paragraph" style:parent-style-name="Standard">
      <style:text-properties officeooo:rsid="007c9638" officeooo:paragraph-rsid="007c9638"/>
    </style:style>
    <style:style style:name="P45" style:family="paragraph" style:parent-style-name="Standard">
      <style:text-properties officeooo:rsid="007ea7a9" officeooo:paragraph-rsid="007ea7a9" fo:background-color="transparent"/>
    </style:style>
    <style:style style:name="P46" style:family="paragraph" style:parent-style-name="Standard">
      <style:text-properties officeooo:rsid="0080ef30" officeooo:paragraph-rsid="0080ef30" fo:background-color="transparent"/>
    </style:style>
    <style:style style:name="P47" style:family="paragraph" style:parent-style-name="Standard">
      <style:text-properties officeooo:rsid="00818feb" officeooo:paragraph-rsid="00818feb" fo:background-color="transparent"/>
    </style:style>
    <style:style style:name="P48" style:family="paragraph" style:parent-style-name="Standard">
      <style:text-properties officeooo:rsid="00818db8" officeooo:paragraph-rsid="00818db8"/>
    </style:style>
    <style:style style:name="P49" style:family="paragraph" style:parent-style-name="Standard">
      <style:paragraph-properties fo:break-before="page">
        <style:tab-stops>
          <style:tab-stop style:position="1.002in"/>
        </style:tab-stops>
      </style:paragraph-properties>
      <style:text-properties style:font-name="DejaVu Sans Mono" officeooo:rsid="001950cc" officeooo:paragraph-rsid="001950cc"/>
    </style:style>
    <style:style style:name="P5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0pt" officeooo:paragraph-rsid="001c52b0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officeooo:paragraph-rsid="001c52b0" style:font-size-asian="10pt" style:font-size-complex="10pt"/>
    </style:style>
    <style:style style:name="P52" style:family="paragraph" style:parent-style-name="CODE">
      <style:text-properties style:font-name="DejaVu Sans Mono" fo:font-size="10pt" officeooo:rsid="001950cc" style:font-size-asian="10pt" style:font-size-complex="10pt"/>
    </style:style>
    <style:style style:name="P53" style:family="paragraph" style:parent-style-name="CODE">
      <style:text-properties style:font-name="DejaVu Sans Mono" fo:font-size="10pt" officeooo:paragraph-rsid="001950cc" style:font-size-asian="10pt" style:font-size-complex="10pt"/>
    </style:style>
    <style:style style:name="P54" style:family="paragraph" style:parent-style-name="CODE">
      <style:text-properties officeooo:paragraph-rsid="001950cc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363e7a" officeooo:paragraph-rsid="0039708a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464b47" officeooo:paragraph-rsid="004796c8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464b47" officeooo:paragraph-rsid="0048f00b"/>
    </style:style>
    <style:style style:name="P58" style:family="paragraph" style:parent-style-name="Standard">
      <style:paragraph-properties fo:margin-left="0in" fo:margin-right="0in" fo:text-indent="0in" style:auto-text-indent="false"/>
      <style:text-properties officeooo:rsid="002493a7" officeooo:paragraph-rsid="002493a7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93a7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4a231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2493a7" officeooo:paragraph-rsid="00265dec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5dec" officeooo:paragraph-rsid="00265dec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rsid="00210a73" officeooo:paragraph-rsid="002493a7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35a8fd" officeooo:paragraph-rsid="0035a8fd"/>
    </style:style>
    <style:style style:name="P65" style:family="paragraph" style:parent-style-name="Standard">
      <style:paragraph-properties fo:margin-left="0in" fo:margin-right="0in" fo:text-indent="0in" style:auto-text-indent="false"/>
      <style:text-properties officeooo:rsid="00376847" officeooo:paragraph-rsid="00376847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font-size="16pt" officeooo:rsid="0035a8fd" officeooo:paragraph-rsid="0035a8fd" style:font-size-asian="16pt" style:font-size-complex="16pt"/>
    </style:style>
    <style:style style:name="P67" style:family="paragraph" style:parent-style-name="Standard">
      <style:paragraph-properties fo:margin-left="0in" fo:margin-right="0in" fo:text-indent="0in" style:auto-text-indent="false"/>
      <style:text-properties officeooo:rsid="00403c3f" officeooo:paragraph-rsid="00403c3f"/>
    </style:style>
    <style:style style:name="P68" style:family="paragraph" style:parent-style-name="Standard">
      <style:paragraph-properties fo:margin-left="0in" fo:margin-right="0in" fo:text-indent="0in" style:auto-text-indent="false"/>
      <style:text-properties officeooo:rsid="00403c3f" officeooo:paragraph-rsid="0041421a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rsid="00432fed" officeooo:paragraph-rsid="00432fed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rsid="00444130" officeooo:paragraph-rsid="00444130"/>
    </style:style>
    <style:style style:name="P71" style:family="paragraph" style:parent-style-name="Standard">
      <style:paragraph-properties fo:margin-left="0in" fo:margin-right="0in" fo:text-indent="0in" style:auto-text-indent="false"/>
      <style:text-properties officeooo:rsid="00450def" officeooo:paragraph-rsid="00450def"/>
    </style:style>
    <style:style style:name="P72" style:family="paragraph" style:parent-style-name="Standard">
      <style:paragraph-properties fo:margin-left="0in" fo:margin-right="0in" fo:text-indent="0in" style:auto-text-indent="false"/>
      <style:text-properties officeooo:rsid="00464b47" officeooo:paragraph-rsid="004796c8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font-weight="normal" officeooo:rsid="00464b47" officeooo:paragraph-rsid="0048f00b" style:font-weight-asian="normal" style:font-weight-complex="normal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font-weight="normal" officeooo:rsid="0051a0de" officeooo:paragraph-rsid="0051a0de" style:font-weight-asian="normal" style:font-weight-complex="normal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font-weight="normal" officeooo:rsid="00450def" officeooo:paragraph-rsid="00450def" style:font-weight-asian="normal" style:font-weight-complex="normal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font-weight="bold" officeooo:rsid="00464b47" officeooo:paragraph-rsid="0048f00b" style:font-weight-asian="bold" style:font-weight-complex="bold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cccccc" officeooo:rsid="004f1bd0" officeooo:paragraph-rsid="004f1bd0"/>
    </style:style>
    <style:style style:name="P78" style:family="paragraph" style:parent-style-name="Standard">
      <style:paragraph-properties fo:margin-left="0in" fo:margin-right="0in" fo:text-indent="0in" style:auto-text-indent="false"/>
      <style:text-properties officeooo:rsid="005f8d02" officeooo:paragraph-rsid="005f8d02"/>
    </style:style>
    <style:style style:name="P79" style:family="paragraph">
      <loext:graphic-properties draw:fill="none" draw:fill-color="#ffffff"/>
    </style:style>
    <style:style style:name="T1" style:family="text">
      <style:text-properties officeooo:rsid="001950c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00" loext:char-shading-value="0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91c7d" fo:background-color="#ffff00" loext:char-shading-value="0"/>
    </style:style>
    <style:style style:name="T7" style:family="text">
      <style:text-properties officeooo:rsid="00317307" fo:background-color="#ffff00" loext:char-shading-value="0"/>
    </style:style>
    <style:style style:name="T8" style:family="text">
      <style:text-properties officeooo:rsid="00722da1" fo:background-color="#ffff00" loext:char-shading-value="0"/>
    </style:style>
    <style:style style:name="T9" style:family="text">
      <style:text-properties officeooo:rsid="007e69a2" fo:background-color="#ffff00" loext:char-shading-value="0"/>
    </style:style>
    <style:style style:name="T10" style:family="text">
      <style:text-properties officeooo:rsid="00813eeb" fo:background-color="#ffff00" loext:char-shading-value="0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background-color="#ffff00" loext:char-shading-value="0" style:font-size-asian="8pt" style:font-size-complex="8pt"/>
    </style:style>
    <style:style style:name="T13" style:family="text">
      <style:text-properties fo:font-size="8pt" fo:font-weight="bold" fo:background-color="#ffff00" loext:char-shading-value="0" style:font-size-asian="8pt" style:font-weight-asian="bold" style:font-size-complex="8pt" style:font-weight-complex="bold"/>
    </style:style>
    <style:style style:name="T14" style:family="text">
      <style:text-properties fo:font-size="8pt" style:text-underline-style="none" fo:font-weight="bold" fo:background-color="#ffff00" loext:char-shading-value="0" style:font-size-asian="8pt" style:font-weight-asian="bold" style:font-size-complex="8pt" style:font-weight-complex="bold"/>
    </style:style>
    <style:style style:name="T15" style:family="text">
      <style:text-properties fo:color="#999999" officeooo:rsid="001a0336"/>
    </style:style>
    <style:style style:name="T16" style:family="text">
      <style:text-properties fo:color="#999999" officeooo:rsid="002b9c52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7pt" fo:background-color="#ffff00" loext:char-shading-value="0" style:font-size-asian="7pt" style:font-size-complex="7pt"/>
    </style:style>
    <style:style style:name="T20" style:family="text">
      <style:text-properties fo:font-weight="bold" fo:background-color="#ffff00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1421a" style:font-weight-asian="bold" style:font-weight-complex="bold"/>
    </style:style>
    <style:style style:name="T23" style:family="text">
      <style:text-properties officeooo:rsid="001d2e80"/>
    </style:style>
    <style:style style:name="T24" style:family="text">
      <style:text-properties style:text-position="super 58%"/>
    </style:style>
    <style:style style:name="T25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super 58%" officeooo:rsid="0059ba30"/>
    </style:style>
    <style:style style:name="T27" style:family="text">
      <style:text-properties style:text-position="super 58%" officeooo:rsid="00751096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officeooo:rsid="00241964"/>
    </style:style>
    <style:style style:name="T30" style:family="text">
      <style:text-properties officeooo:rsid="0024a231"/>
    </style:style>
    <style:style style:name="T31" style:family="text">
      <style:text-properties officeooo:rsid="00291c7d"/>
    </style:style>
    <style:style style:name="T32" style:family="text">
      <style:text-properties officeooo:rsid="002f5c81"/>
    </style:style>
    <style:style style:name="T33" style:family="text">
      <style:text-properties officeooo:rsid="00317307"/>
    </style:style>
    <style:style style:name="T34" style:family="text">
      <style:text-properties officeooo:rsid="003b1dd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51a0de" style:font-weight-asian="normal" style:font-weight-complex="normal"/>
    </style:style>
    <style:style style:name="T37" style:family="text">
      <style:text-properties fo:font-weight="normal" officeooo:rsid="005d636f" style:font-weight-asian="normal" style:font-weight-complex="normal"/>
    </style:style>
    <style:style style:name="T38" style:family="text">
      <style:text-properties fo:font-weight="normal" fo:background-color="#ffff00" loext:char-shading-value="0" style:font-weight-asian="normal" style:font-weight-complex="normal"/>
    </style:style>
    <style:style style:name="T39" style:family="text">
      <style:text-properties officeooo:rsid="0050b759"/>
    </style:style>
    <style:style style:name="T40" style:family="text">
      <style:text-properties officeooo:rsid="0051a0de"/>
    </style:style>
    <style:style style:name="T41" style:family="text">
      <style:text-properties officeooo:rsid="0059ba30"/>
    </style:style>
    <style:style style:name="T42" style:family="text">
      <style:text-properties officeooo:rsid="00722da1"/>
    </style:style>
    <style:style style:name="T43" style:family="text">
      <style:text-properties officeooo:rsid="00751096"/>
    </style:style>
    <style:style style:name="T44" style:family="text">
      <style:text-properties officeooo:rsid="007784b5"/>
    </style:style>
    <style:style style:name="T45" style:family="text">
      <style:text-properties officeooo:rsid="007e69a2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813eeb"/>
    </style:style>
    <style:style style:name="T48" style:family="text">
      <style:text-properties officeooo:rsid="0081fa46"/>
    </style:style>
    <style:style style:name="gr1" style:family="graphic">
      <style:graphic-properties draw:stroke="none" svg:stroke-color="#000000" draw:fill="none" draw:fill-color="#ffffff" fo:min-height="1.533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"</text:p>
      <text:p text:style-name="P2"><text:tab/>since 0.9 you can compile the core as a shared library by running: </text:p>
      <text:p text:style-name="P2"/>
      <text:p text:style-name="P52"><text:tab/><text:span text:style-name="CODE">make -C libs/openFrameworksCompiled/project/ -PLATFORM_OS=Android SHAREDCORE=1</text:span></text:p>
      <text:p text:style-name="P52"><text:span text:style-name="CODE"/></text:p>
      <text:p text:style-name="P2"><text:tab/>which will generate a shared library in openframeworksCompiled/lib/android <text:span text:style-name="T17">"</text:span></text:p>
      <text:p text:style-name="P9"/>
      <text:p text:style-name="P5"><text:a xlink:type="simple" xlink:href="https://forum.openframeworks.cc/t/plugin-system-addon-for-openframeworks-linker-and-makefile-issue/22536/2" text:style-name="Internet_20_link" text:visited-style-name="Visited_20_Internet_20_Link"><text:span text:style-name="T2">https://forum.openframeworks.cc/t/plugin-system-addon-for-openframeworks-linker-and-makefile-issue/22536/2</text:span></text:a></text:p>
      <text:p text:style-name="P5"/>
      <text:p text:style-name="P5"/>
      <text:p text:style-name="Standard">generate shared library since version 0.9</text:p>
      <text:p text:style-name="P54"><text:tab/><text:span text:style-name="CODE">make -C libs/openFrameworksCompiled/project/ -PLATFORM_OS=Android SHAREDCORE=1</text:span></text:p>
      <text:p text:style-name="P53"/>
      <text:p text:style-name="P53"/>
      <text:p text:style-name="P1"><text:span text:style-name="CODE"><text:span text:style-name="T20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reating library <text:s/>/home/ravenskrag/Experiments/OpenFrameworks/of_v0.9.3_linux64_release/libs/openFrameworksCompiled/lib/linux64/libopenFrameworksDebug.a</text:span></text:p>
      <text:p text:style-name="P1"><text:span text:style-name="CODE"><text:span text:style-name="T5">cc -shared</text:span></text:span><text:span text:style-name="CODE"> /home/ravenskrag/Experiments/OpenFrameworks/of_v0.9.3_linux64_release/libs/openFrameworksCompiled/lib/linux64/obj/Debug/libs/openFrameworks/math/ofMatrix4x4.o /home/ravenskrag/Experiments/OpenFrameworks/of_v0.9.3_linux64_release/libs/openFrameworksCompiled/lib/linux64/obj/Debug/libs/openFrameworks/math/ofVec4f.o /home/ravenskrag/Experiments/OpenFrameworks/of_v0.9.3_linux64_release/libs/openFrameworksCompiled/lib/linux64/obj/Debug/libs/openFrameworks/math/ofQuaternion.o /home/ravenskrag/Experiments/OpenFrameworks/of_v0.9.3_linux64_release/libs/openFrameworksCompiled/lib/linux64/obj/Debug/libs/openFrameworks/math/ofMath.o /home/ravenskrag/Experiments/OpenFrameworks/of_v0.9.3_linux64_release/libs/openFrameworksCompiled/lib/linux64/obj/Debug/libs/openFrameworks/math/ofVec2f.o /home/ravenskrag/Experiments/OpenFrameworks/of_v0.9.3_linux64_release/libs/openFrameworksCompiled/lib/linux64/obj/Debug/libs/openFrameworks/math/ofMatrix3x3.o /home/ravenskrag/Experiments/OpenFrameworks/of_v0.9.3_linux64_release/libs/openFrameworksCompiled/lib/linux64/obj/Debug/libs/openFrameworks/sound/ofOpenALSoundPlayer.o /home/ravenskrag/Experiments/OpenFrameworks/of_v0.9.3_linux64_release/libs/openFrameworksCompiled/lib/linux64/obj/Debug/libs/openFrameworks/sound/ofSoundBuffer.o /home/ravenskrag/Experiments/OpenFrameworks/of_v0.9.3_linux64_release/libs/openFrameworksCompiled/lib/linux64/obj/Debug/libs/openFrameworks/sound/ofSoundStream.o /home/ravenskrag/Experiments/OpenFrameworks/of_v0.9.3_linux64_release/libs/openFrameworksCompiled/lib/linux64/obj/Debug/libs/openFrameworks/sound/ofSoundPlayer.o /home/ravenskrag/Experiments/OpenFrameworks/of_v0.9.3_linux64_release/libs/openFrameworksCompiled/lib/linux64/obj/Debug/libs/openFrameworks/sound/ofBaseSoundStream.</text:span><text:soft-page-break/><text:span text:style-name="CODE">o /home/ravenskrag/Experiments/OpenFrameworks/of_v0.9.3_linux64_release/libs/openFrameworksCompiled/lib/linux64/obj/Debug/libs/openFrameworks/sound/ofRtAudioSoundStream.o /home/ravenskrag/Experiments/OpenFrameworks/of_v0.9.3_linux64_release/libs/openFrameworksCompiled/lib/linux64/obj/Debug/libs/openFrameworks/sound/ofFmodSoundPlayer.o /home/ravenskrag/Experiments/OpenFrameworks/of_v0.9.3_linux64_release/libs/openFrameworksCompiled/lib/linux64/obj/Debug/libs/openFrameworks/video/ofVideoGrabber.o /home/ravenskrag/Experiments/OpenFrameworks/of_v0.9.3_linux64_release/libs/openFrameworksCompiled/lib/linux64/obj/Debug/libs/openFrameworks/video/ofGstUtils.o /home/ravenskrag/Experiments/OpenFrameworks/of_v0.9.3_linux64_release/libs/openFrameworksCompiled/lib/linux64/obj/Debug/libs/openFrameworks/video/ofGstVideoPlayer.o /home/ravenskrag/Experiments/OpenFrameworks/of_v0.9.3_linux64_release/libs/openFrameworksCompiled/lib/linux64/obj/Debug/libs/openFrameworks/video/ofVideoPlayer.o /home/ravenskrag/Experiments/OpenFrameworks/of_v0.9.3_linux64_release/libs/openFrameworksCompiled/lib/linux64/obj/Debug/libs/openFrameworks/video/ofGstVideoGrabber.o /home/ravenskrag/Experiments/OpenFrameworks/of_v0.9.3_linux64_release/libs/openFrameworksCompiled/lib/linux64/obj/Debug/libs/openFrameworks/communication/ofSerial.o /home/ravenskrag/Experiments/OpenFrameworks/of_v0.9.3_linux64_release/libs/openFrameworksCompiled/lib/linux64/obj/Debug/libs/openFrameworks/communication/ofArduino.o /home/ravenskrag/Experiments/OpenFrameworks/of_v0.9.3_linux64_release/libs/openFrameworksCompiled/lib/linux64/obj/Debug/libs/openFrameworks/app/ofAppRunner.o /home/ravenskrag/Experiments/OpenFrameworks/of_v0.9.3_linux64_release/libs/openFrameworksCompiled/lib/linux64/obj/Debug/libs/openFrameworks/app/ofAppNoWindow.o /home/ravenskrag/Experiments/OpenFrameworks/of_v0.9.3_linux64_release/libs/openFrameworksCompiled/lib/linux64/obj/Debug/libs/openFrameworks/app/ofAppGlutWindow.o /home/ravenskrag/Experiments/OpenFrameworks/of_v0.9.3_linux64_release/libs/openFrameworksCompiled/lib/linux64/obj/Debug/libs/openFrameworks/app/ofMainLoop.o /home/ravenskrag/Experiments/OpenFrameworks/of_v0.9.3_linux64_release/libs/openFrameworksCompiled/lib/linux64/obj/Debug/libs/openFrameworks/app/ofAppGLFWWindow.o /home/ravenskrag/Experiments/OpenFrameworks/of_v0.9.3_linux64_release/libs/openFrameworksCompiled/lib/linux64/obj/Debug/libs/openFrameworks/utils/ofLog.o /home/ravenskrag/Experiments/OpenFrameworks/of_v0.9.3_linux64_release/libs/openFrameworksCompiled/lib/linux64/obj/Debug/libs/openFrameworks/utils/ofURLFileLoader.o /home/ravenskrag/Experiments/OpenFrameworks/of_v0.9.3_linux64_release/libs/openFrameworksCompiled/lib/linux64/obj/Debug/libs/openFrameworks/utils/ofSystemUtils.o /home/ravenskrag/Experiments/OpenFrameworks/of_v0.9.3_linux64_release/libs/openFrameworksCompiled/lib/linux64/obj/Debug/libs/openFrameworks/utils/ofFileUtils.o /home/ravenskrag/Experiments/OpenFrameworks/of_v0.9.3_linux64_release/libs/openFrameworksCompiled/lib/linux64/obj/Debug/libs/openFrameworks/utils/ofXml.o /home/ravenskrag/Experiments/OpenFrameworks/of_v0.9.3_linux64_release/libs/openFrameworksCompiled/lib/linux64/obj/Debug/libs/openFrameworks/utils/ofTimer.o /home/ravenskrag/Experiments/OpenFrameworks/of_v0.9.3_linux64_release/libs/openFrameworksCompiled/lib/linux64/obj/Debug/libs/openFrameworks/utils/ofUtils.o /home/ravenskrag/Experiments/OpenFrameworks/of_v0.9.3_linux64_release/libs/openFrameworksCompiled/lib/linux64/obj/Debug/libs/openFrameworks/utils/ofMatrixStack.o /home/ravenskrag/Experiments/OpenFrameworks/of_v0.9.3_linux64_release/libs/openFrameworksCompiled/lib/linux64/obj/Debug/libs/openFrameworks/utils/ofFpsCounter.o /home/ravenskrag/Experiments/OpenFrameworks/of_v0.9.3_linux64_release/libs/openFrameworksCompiled/lib/linux64/obj/Debug/libs/openFrameworks/utils/ofThread.o /home/ravenskrag/Experiments/OpenFrameworks/of_v0.9.3_linux64_release/libs/openFrameworksCompiled/lib/linux64/obj/Debug/libs/openFrameworks/events/ofEvents.o /home/ravenskrag/Experiments/OpenFrameworks/of_v0.9.3_linux64_release/libs/openFrameworksCompiled/lib/linux64/obj/Debug/libs/openFrameworks/3d/ofEasyCam.o /home/ravenskrag/Experiments/OpenFrameworks/of_v0.9.3_linux64_release/libs/openFra</text:span><text:soft-page-break/><text:span text:style-name="CODE">meworksCompiled/lib/linux64/obj/Debug/libs/openFrameworks/3d/ofCamera.o /home/ravenskrag/Experiments/OpenFrameworks/of_v0.9.3_linux64_release/libs/openFrameworksCompiled/lib/linux64/obj/Debug/libs/openFrameworks/3d/of3dUtils.o /home/ravenskrag/Experiments/OpenFrameworks/of_v0.9.3_linux64_release/libs/openFrameworksCompiled/lib/linux64/obj/Debug/libs/openFrameworks/3d/of3dPrimitives.o /home/ravenskrag/Experiments/OpenFrameworks/of_v0.9.3_linux64_release/libs/openFrameworksCompiled/lib/linux64/obj/Debug/libs/openFrameworks/3d/ofNode.o /home/ravenskrag/Experiments/OpenFrameworks/of_v0.9.3_linux64_release/libs/openFrameworksCompiled/lib/linux64/obj/Debug/libs/openFrameworks/3d/ofMesh.o /home/ravenskrag/Experiments/OpenFrameworks/of_v0.9.3_linux64_release/libs/openFrameworksCompiled/lib/linux64/obj/Debug/libs/openFrameworks/types/ofColor.o /home/ravenskrag/Experiments/OpenFrameworks/of_v0.9.3_linux64_release/libs/openFrameworksCompiled/lib/linux64/obj/Debug/libs/openFrameworks/types/ofRectangle.o /home/ravenskrag/Experiments/OpenFrameworks/of_v0.9.3_linux64_release/libs/openFrameworksCompiled/lib/linux64/obj/Debug/libs/openFrameworks/types/ofParameterGroup.o /home/ravenskrag/Experiments/OpenFrameworks/of_v0.9.3_linux64_release/libs/openFrameworksCompiled/lib/linux64/obj/Debug/libs/openFrameworks/types/ofBaseTypes.o /home/ravenskrag/Experiments/OpenFrameworks/of_v0.9.3_linux64_release/libs/openFrameworksCompiled/lib/linux64/obj/Debug/libs/openFrameworks/types/ofParameter.o /home/ravenskrag/Experiments/OpenFrameworks/of_v0.9.3_linux64_release/libs/openFrameworksCompiled/lib/linux64/obj/Debug/libs/openFrameworks/graphics/ofTessellator.o /home/ravenskrag/Experiments/OpenFrameworks/of_v0.9.3_linux64_release/libs/openFrameworksCompiled/lib/linux64/obj/Debug/libs/openFrameworks/graphics/ofCairoRenderer.o /home/ravenskrag/Experiments/OpenFrameworks/of_v0.9.3_linux64_release/libs/openFrameworksCompiled/lib/linux64/obj/Debug/libs/openFrameworks/graphics/ofGraphics.o /home/ravenskrag/Experiments/OpenFrameworks/of_v0.9.3_linux64_release/libs/openFrameworksCompiled/lib/linux64/obj/Debug/libs/openFrameworks/graphics/ofTrueTypeFont.o /home/ravenskrag/Experiments/OpenFrameworks/of_v0.9.3_linux64_release/libs/openFrameworksCompiled/lib/linux64/obj/Debug/libs/openFrameworks/graphics/ofPolyline.o /home/ravenskrag/Experiments/OpenFrameworks/of_v0.9.3_linux64_release/libs/openFrameworksCompiled/lib/linux64/obj/Debug/libs/openFrameworks/graphics/ofBitmapFont.o /home/ravenskrag/Experiments/OpenFrameworks/of_v0.9.3_linux64_release/libs/openFrameworksCompiled/lib/linux64/obj/Debug/libs/openFrameworks/graphics/ofImage.o /home/ravenskrag/Experiments/OpenFrameworks/of_v0.9.3_linux64_release/libs/openFrameworksCompiled/lib/linux64/obj/Debug/libs/openFrameworks/graphics/ofRendererCollection.o /home/ravenskrag/Experiments/OpenFrameworks/of_v0.9.3_linux64_release/libs/openFrameworksCompiled/lib/linux64/obj/Debug/libs/openFrameworks/graphics/ofPath.o /home/ravenskrag/Experiments/OpenFrameworks/of_v0.9.3_linux64_release/libs/openFrameworksCompiled/lib/linux64/obj/Debug/libs/openFrameworks/graphics/ofPixels.o /home/ravenskrag/Experiments/OpenFrameworks/of_v0.9.3_linux64_release/libs/openFrameworksCompiled/lib/linux64/obj/Debug/libs/openFrameworks/graphics/of3dGraphics.o /home/ravenskrag/Experiments/OpenFrameworks/of_v0.9.3_linux64_release/libs/openFrameworksCompiled/lib/linux64/obj/Debug/libs/openFrameworks/gl/ofVboMesh.o /home/ravenskrag/Experiments/OpenFrameworks/of_v0.9.3_linux64_release/libs/openFrameworksCompiled/lib/linux64/obj/Debug/libs/openFrameworks/gl/ofMaterial.o /home/ravenskrag/Experiments/OpenFrameworks/of_v0.9.3_linux64_release/libs/openFrameworksCompiled/lib/linux64/obj/Debug/libs/openFrameworks/gl/ofFbo.o /home/ravenskrag/Experiments/OpenFrameworks/of_v0.9.3_linux64_release/libs/openFrameworksCompiled/lib/linux64/obj/Debug/libs/openFrameworks/gl/ofGLProgrammableRenderer.o</text:span></text:p>
      <text:p text:style-name="P1"><text:span text:style-name="CODE"><text:s/>/home/ravenskrag/Experiments/OpenFrameworks/of_v0.9.3_linux64_release/libs/openFrameworksCompiled/lib/linux64/obj/Debug/libs/openFrameworks/gl/ofBufferObject.o /home/ravenskrag/Experiments/OpenFrameworks/of_v0.9.3_linux64_release/libs/openFrameworksCompiled/lib/linux64/obj/Debug/libs/openFrameworks/gl/ofShader.o </text:span><text:soft-page-break/><text:span text:style-name="CODE">/home/ravenskrag/Experiments/OpenFrameworks/of_v0.9.3_linux64_release/libs/openFrameworksCompiled/lib/linux64/obj/Debug/libs/openFrameworks/gl/ofVbo.o /home/ravenskrag/Experiments/OpenFrameworks/of_v0.9.3_linux64_release/libs/openFrameworksCompiled/lib/linux64/obj/Debug/libs/openFrameworks/gl/ofTexture.o /home/ravenskrag/Experiments/OpenFrameworks/of_v0.9.3_linux64_release/libs/openFrameworksCompiled/lib/linux64/obj/Debug/libs/openFrameworks/gl/ofLight.o /home/ravenskrag/Experiments/OpenFrameworks/of_v0.9.3_linux64_release/libs/openFrameworksCompiled/lib/linux64/obj/Debug/libs/openFrameworks/gl/ofGLRenderer.o /home/ravenskrag/Experiments/OpenFrameworks/of_v0.9.3_linux64_release/libs/openFrameworksCompiled/lib/linux64/obj/Debug/libs/openFrameworks/gl/ofGLUtils.o -o /home/ravenskrag/Experiments/OpenFrameworks/of_v0.9.3_linux64_release/libs/openFrameworksCompiled/lib/linux64/libopenFrameworksDebug.a <text:s/></text:span></text:p>
      <text:p text:style-name="P1"><text:span text:style-name="CODE">/usr/bin/ld: </text:span><text:span text:style-name="CODE"><text:span text:style-name="T5">/home/ravenskrag/Experiments/OpenFrameworks/of_v0.9.3_linux64_release/libs/openFrameworksCompiled/lib/linux64/obj/Debug/libs/openFrameworks/math/ofMatrix4x4.o: relocation R_X86_64_32S against `.data' can not be used when making a shared object; recompile with -fPIC</text:span></text:span></text:p>
      <text:p text:style-name="P1"><text:span text:style-name="CODE">/home/ravenskrag/Experiments/OpenFrameworks/of_v0.9.3_linux64_release/libs/openFrameworksCompiled/lib/linux64/obj/Debug/libs/openFrameworks/math/ofMatrix4x4.o: error adding symbols: Bad value</text:span></text:p>
      <text:p text:style-name="P1"><text:span text:style-name="CODE">collect2: error: ld returned 1 exit status</text:span></text:p>
      <text:p text:style-name="P1"><text:span text:style-name="CODE">makefileCommon/compile.core.mk:258: recipe for target '/home/ravenskrag/Experiments/OpenFrameworks/of_v0.9.3_linux64_release/libs/openFrameworksCompiled/lib/linux64/libopenFrameworksDebug.a' failed</text:span></text:p>
      <text:p text:style-name="P1"><text:span text:style-name="CODE">make[2]: *** [/home/ravenskrag/Experiments/OpenFrameworks/of_v0.9.3_linux64_release/libs/openFrameworksCompiled/lib/linux64/libopenFrameworksDebug.a] Error 1</text:span></text:p>
      <text:p text:style-name="P1"><text:span text:style-name="CODE">makefileCommon/compile.core.mk:213: recipe for target 'Debug' failed</text:span></text:p>
      <text:p text:style-name="P1"><text:span text:style-name="CODE">make[1]: *** [Debug] Error 2</text:span></text:p>
      <text:p text:style-name="P1"><text:span text:style-name="CODE">makefileCommon/compile.core.mk:229: recipe for target 'all' failed</text:span></text:p>
      <text:p text:style-name="P1"><text:span text:style-name="CODE">make: *** [all] Error 2</text:span></text:p>
      <text:p text:style-name="P49"><text:span text:style-name="CODE"><text:span text:style-name="T20">ravenskrag@ravensnest:~/Experiments/OpenFrameworks/of_v0.9.3_linux64_release/libs/openFrameworksCompiled/project$</text:span></text:span><text:span text:style-name="CODE"><text:span text:style-name="T5"> make SHAREDCORE=1</text:span>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HOST_OS=Linux</text:span></text:p>
      <text:p text:style-name="P1"><text:span text:style-name="CODE">checking pkg-config libraries: <text:s text:c="2"/>cairo zlib gstreamer-app-1.0 gstreamer-1.0 gstreamer-video-1.0 gstreamer-base-1.0 libudev freetype2 fontconfig sndfile openal openssl libpulse-simple alsa gl glu glew gtk+-3.0 libmpg123 </text:span></text:p>
      <text:p text:style-name="P1"><text:span text:style-name="CODE">cat: /home/ravenskrag/Experiments/OpenFrameworks/of_v0.9.3_linux64_release/libs/openFrameworksCompiled/lib/linux64/obj/</text:span><text:span text:style-name="CODE"><text:span text:style-name="T5">Debug/.compiler_flags: No such file or directory</text:span></text:span></text:p>
      <text:p text:style-name="P1"><draw:frame text:anchor-type="paragraph" draw:z-index="0" draw:name="Shape1" draw:style-name="gr1" draw:text-style-name="P79" svg:width="0.687in" svg:height="1.5343in" svg:x="-0.6673in" svg:y="0.4146in"><draw:text-box><text:p>Note: -fPIC is not on this list</text:p></draw:text-box></draw:frame><text:span text:style-name="CODE">Compiling /home/ravenskrag/Experiments/OpenFrameworks/of_v0.9.3_linux64_release/libs/openFrameworks/math/ofMatrix4x4.cpp</text:span></text:p>
      <text:p text:style-name="P1"><text:span text:style-name="CODE"><text:span text:style-name="T5">g++ -g3 <text:s/>-Wall -std=c++14 -DGCC_HAS_REGEX -DOF_USING_GTK -DOF_USING_GTK -DOF_USING_MPG123 -D_REENTRANT -pthread -I/usr/include/gstreamer-1.0</text:span></text:span><text:span text:style-name="CODE"> -I/usr/lib/x86_64-linux-gnu/gstreamer-1.0/include -I/usr/include/AL -I/usr/include/alsa -I/usr/include/libdrm -I/usr/include/gtk-3.0 -I/usr/include/at-spi2-atk/2.0 -I/usr/include/at-spi-2.0 -I/usr/include/dbus-1.0 -I/usr/lib/x86_64-linux-gnu/dbus-1.0/include -I/usr/include/gtk-3.0 -I/usr/include/gio-unix-2.0/ -I/usr/include/mirclient -I/usr/include/mircommon -I/usr/include/mircookie -I/usr/include/cairo -I/usr/include/pango-1.0 -I/usr/include/harfbuzz -I/usr/include/pango-1.0 -I/usr/include/atk-1.0 -I/usr/include/cairo -I/usr/include/pixman-1 -I/usr/include/freetype2 -I/usr/include/libpng12 -I/usr/include/gdk-pixbuf-2.0 -I/usr/include/libpng12 -I/usr/include/glib-2.0 -I/usr/lib/x86_64-linux-gnu/glib-2.0/include -I/home/ravenskrag/Experiments/OpenFrameworks/of_v0.9.3_linux64_release/libs/fmodex/include -I/home/ravenskrag/Experiments/OpenFrameworks/of_v0.9.3_linux64_release/libs/glfw/include -I/home/ravenskrag/Experiments/OpenFrameworks/of_v0.9.3_linux64_release/libs/glfw/include/GLFW -I/home/ravenskrag/Experiments/OpenFrameworks/of_v0.9.3_linux64_release/libs/kiss/include -I/home/ravenskrag/Experiments/OpenFrameworks/of_v0.9.3_linux64_release/libs/poco/include -I/home/ravenskrag/Experiments/OpenFrameworks/of_v0.9.3_linux64_release/libs/tess2/include -I/home/ravenskrag/Experiments/OpenFrameworks/of_v0.9.3_linux64_release/libs/utf8cpp/include -I/home/ravenskrag/Experiments/OpenFrameworks/of_v0.9.3_linux64_release/libs/utf8cpp/include/utf8 -I/home/ravenskrag/Experiments/OpenFrameworks/of_v0.9.3_linux64_release/libs/openFrameworks -I/home/ravenskrag/Experiments/OpenFrameworks/of_v0.9.3_linux64_release/libs/openFrameworks/math -I/home/ravenskrag/Experiments/OpenFrameworks/of_v0.9.3_linux64_release/libs/openFrameworks/sound -I/home/ravenskrag/Experiments/OpenFrameworks/of_v0.9.3_linux64_release/libs/openFrameworks/video -I/home/ravenskrag/Experiments/OpenFrameworks/of_v0.9.3_linux64_release/libs/openFrameworks/communication </text:span><text:soft-page-break/><text:span text:style-name="CODE">-I/home/ravenskrag/Experiments/OpenFrameworks/of_v0.9.3_linux64_release/libs/openFrameworks/app -I/home/ravenskrag/Experiments/OpenFrameworks/of_v0.9.3_linux64_release/libs/openFrameworks/utils -I/home/ravenskrag/Experiments/OpenFrameworks/of_v0.9.3_linux64_release/libs/openFrameworks/events -I/home/ravenskrag/Experiments/OpenFrameworks/of_v0.9.3_linux64_release/libs/openFrameworks/3d -I/home/ravenskrag/Experiments/OpenFrameworks/of_v0.9.3_linux64_release/libs/openFrameworks/types -I/home/ravenskrag/Experiments/OpenFrameworks/of_v0.9.3_linux64_release/libs/openFrameworks/graphics -I/home/ravenskrag/Experiments/OpenFrameworks/of_v0.9.3_linux64_release/libs/openFrameworks/gl -DDEBUG <text:s/>-MMD -MP -MF /home/ravenskrag/Experiments/OpenFrameworks/of_v0.9.3_linux64_release/libs/openFrameworksCompiled/lib/linux64/obj/Debug/libs/openFrameworks/math/ofMatrix4x4.d -MT/home/ravenskrag/Experiments/OpenFrameworks/of_v0.9.3_linux64_release/libs/openFrameworksCompiled/lib/linux64/obj/Debug/libs/openFrameworks/math/ofMatrix4x4.o -o /home/ravenskrag/Experiments/OpenFrameworks/of_v0.9.3_linux64_release/libs/openFrameworksCompiled/lib/linux64/obj/Debug/libs/openFrameworks/math/ofMatrix4x4.o -c /home/ravenskrag/Experiments/OpenFrameworks/of_v0.9.3_linux64_release/libs/openFrameworks/math/ofMatrix4x4.cpp</text:span></text:p>
      <text:p text:style-name="P49"><text:span text:style-name="CODE"><text:span text:style-name="T11">/home/ravenskrag/Experiments/OpenFrameworks/of_v0.9.3_linux64_release/scripts/linux/compileOF.sh</text:span></text:span></text:p>
      <text:p text:style-name="Standard">edited compileOF.sh to call</text:p>
      <text:p text:style-name="Standard"/>
      <text:p text:style-name="Standard"><text:span text:style-name="CODE"><text:tab/>make -j$JOBS Debug </text:span><text:span text:style-name="CODE"><text:span text:style-name="T5">SHAREDCORE=1</text:span></text:span></text:p>
      <text:p text:style-name="Standard"><text:span text:style-name="CODE"/></text:p>
      <text:p text:style-name="P3">(similar logic for the Release version)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0">Control Flow Outline</text:p>
      <text:p text:style-name="P1"><text:span text:style-name="CODE"/></text:p>
      <text:p text:style-name="P3">rakefile</text:p>
      <text:p text:style-name="Standard"><text:span text:style-name="CODE">rake base:build</text:span></text:p>
      <text:p text:style-name="Standard"><text:span text:style-name="CODE">compileOF.sh -j4</text:span></text:p>
      <text:p text:style-name="Standard"/>
      <text:p text:style-name="P3">/home/ravenskrag/Experiments/OpenFrameworks/of_v0.9.3_linux64_release/scripts/linux/compileOF.sh</text:p>
      <text:p text:style-name="Standard"><text:span text:style-name="CODE">make -j4 Debug SHAREDCORE=1</text:span></text:p>
      <text:p text:style-name="Standard"/>
      <text:p text:style-name="P4">/home/ravenskrag/Experiments/OpenFrameworks/of_v0.9.3_linux64_release/</text:p>
      <text:p text:style-name="P7"><text:span text:style-name="T2">libs/openFrameworksCompiled/project/</text:span><text:span text:style-name="T3">Makefile</text:span></text:p>
      <text:p text:style-name="P50">/home/ravenskrag/Experiments/OpenFrameworks/of_v0.9.3_linux64_release/</text:p>
      <text:p text:style-name="P51">libs/openFrameworksCompiled/project/makefileCommon/<text:span text:style-name="T5">compile.core.mk</text:span></text:p>
      <text:p text:style-name="Standard"><text:tab/><text:tab/><text:span text:style-name="T4">line 256 or search for "SHAREDCORE"</text:span></text:p>
      <text:p text:style-name="Standard"><text:span text:style-name="CODE">cc </text:span><text:span text:style-name="CODE"><text:span text:style-name="T5">-shared </text:span></text:span><text:span text:style-name="CODE">/home/ravenskrag/Experiments/OpenFrameworks/of_v0.9.3_linux64_release/libs/openFrameworksCompiled/lib/linux64/obj/Debug/libs/openFrameworks/math/ofMatrix4x4.o</text:span></text:p>
      <text:p text:style-name="Standard"/>
      <text:p text:style-name="Standard"><text:tab/>(<text:span text:style-name="T23">list of .o files removed for brevity</text:span>)</text:p>
      <text:p text:style-name="Standard"/>
      <text:p text:style-name="Standard"/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><text:span text:style-name="T1"># with this pipeline, the backend will alert you</text:span></text:span></text:p>
      <text:p text:style-name="P1"><text:span text:style-name="CODE"><text:span text:style-name="T1"># if there are things that won't work in a shared lib</text:span></text:span></text:p>
      <text:p text:style-name="P1"><text:span text:style-name="CODE"><text:span text:style-name="T1"># </text:span></text:span></text:p>
      <text:p text:style-name="P1"><text:span text:style-name="CODE"><text:span text:style-name="T1"># HOWEVER</text:span></text:span></text:p>
      <text:p text:style-name="P1"><text:span text:style-name="CODE"><text:span text:style-name="T1"># </text:span></text:span></text:p>
      <text:p text:style-name="P1"><text:span text:style-name="CODE"><text:span text:style-name="T1"># it will still not properly compile,</text:span></text:span></text:p>
      <text:p text:style-name="P1"><text:span text:style-name="CODE"><text:span text:style-name="T1"># because the flag -fPIC is not being passed</text:span></text:span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P1"><text:span text:style-name="CODE"/></text:p>
      <text:p text:style-name="Standard"><text:span text:style-name="CODE">line 44, /home/ravenskrag/Experiments/OpenFrameworks/of_v0.9.3_linux64_release/libs/openFrameworksCompiled/project/makefileCommon/compile.core.mk</text:span></text:p>
      <text:p text:style-name="Standard"/>
      <text:p text:style-name="Standard"><text:span text:style-name="CODE"><text:span text:style-name="T15">44</text:span></text:span><text:span text:style-name="CODE"><text:tab/>ALL_CFLAGS = -fPIC</text:span></text:p>
      <text:p text:style-name="Standard"/>
      <text:p text:style-name="Standard">this value <text:span text:style-name="CODE"><text:span text:style-name="T5">ALL_CFLAGS</text:span></text:span> goes through some processing,</text:p>
      <text:p text:style-name="Standard"><text:span text:style-name="T1">a</text:span>nd then eventually becomes the <text:span text:style-name="CODE"><text:span text:style-name="T5">CFLAGS</text:span></text:span> variable</text:p>
      <text:p text:style-name="Standard">this allows you to set build flags for the base oF system</text:p>
      <text:p text:style-name="P8"><text:soft-page-break/>At this point (July 3, 2016, 8:39 PM)</text:p>
      <text:p text:style-name="P8">the C Extension will compile, but execution is not possible, because symbols are still missing.</text:p>
      <text:p text:style-name="P8">I think it is safe to assume that everything in the core oF base library works now, but the dependencies are not yet being linked in.</text:p>
      <text:p text:style-name="P8"/>
      <text:p text:style-name="P12">Will attempt to make further modifications to extconf.rb at this point.</text:p>
      <text:p text:style-name="P12"/>
      <text:p text:style-name="P12"/>
      <text:p text:style-name="P12"/>
      <text:p text:style-name="P12"/>
      <text:p text:style-name="P12"/>
      <text:p text:style-name="P11"><text:span text:style-name="T28">July 25</text:span><text:span text:style-name="T25">th</text:span><text:span text:style-name="T28"> <text:s/>2016</text:span></text:p>
      <text:p text:style-name="P14">checking for main() in -lboost... no<text:tab/><text:tab/># </text:p>
      <text:p text:style-name="P14">checking for main() in -lfmodex... yes<text:tab/># .so provided by oF</text:p>
      <text:p text:style-name="P14">checking for main() in -lFreeImage... no<text:tab/># </text:p>
      <text:p text:style-name="P14">checking for main() in -lfreetype... yes<text:tab/># libfreetype.bc - llvm bytecode file?</text:p>
      <text:p text:style-name="P14">checking for main() in -lglfw... no<text:tab/><text:tab/># </text:p>
      <text:p text:style-name="P14">checking for main() in -lkiss... yes<text:tab/><text:tab/># libkiss.a<text:span text:style-name="T33">←this needs -fPIC (</text:span><text:span text:style-name="T7">cmake</text:span><text:span text:style-name="T33"> build system)</text:span></text:p>
      <text:p text:style-name="P14">checking for main() in -lpoco... no<text:tab/><text:tab/># <text:span text:style-name="T22">TODO: link up libpoco</text:span></text:p>
      <text:p text:style-name="P15">checking for main() in -ltess2... yes<text:tab/><text:tab/># libtess.a<text:span text:style-name="T33">←this needs -fPIC (</text:span><text:span text:style-name="T7">premake4</text:span><text:span text:style-name="T33"> build system)</text:span></text:p>
      <text:p text:style-name="P14"/>
      <text:p text:style-name="P14">checking for main() in -lutf8cpp... no<text:tab/># header-only library. (all defs in headers)</text:p>
      <text:p text:style-name="P14"/>
      <text:p text:style-name="P14">checking for main() in -lopenFrameworks... yes # libopenFrameworks.a / libopenFrameworksDebug.a </text:p>
      <text:p text:style-name="P14">checking for main() in -lstdc++... yes<text:tab/># ok</text:p>
      <text:p text:style-name="P14">checking for main() in -lOFSketch... yes<text:tab/># ok</text:p>
      <text:p text:style-name="P14"/>
      <text:p text:style-name="P14"/>
      <text:p text:style-name="P14">emscripten ---&gt; c / c++ bytecode =&gt; javascript; using llvm</text:p>
      <text:p text:style-name="P14"/>
      <text:p text:style-name="P14"/>
      <text:p text:style-name="P14"/>
      <text:p text:style-name="P16">additional packages</text:p>
      <text:p text:style-name="P14">sudo apt-get install premake4<text:tab/><text:tab/><text:span text:style-name="T29">(needed to set up </text:span><text:span text:style-name="CODE">tess2</text:span><text:span text:style-name="T29"> build system)</text:span></text:p>
      <text:p text:style-name="P60">sudo apt-get install libglfw3-dev<text:tab/><text:span text:style-name="T30">(needed to build the </text:span><text:span text:style-name="CODE">tess2</text:span><text:span text:style-name="T30"> example. Error shown below.)</text:span></text:p>
      <text:p text:style-name="P60"/>
      <text:p text:style-name="P64">sudo apt-get install cmake<text:tab/><text:tab/>(needed to build <text:span text:style-name="CODE">kiss</text:span>)</text:p>
      <text:p text:style-name="P65">sudo apt-get install glee-dev<text:tab/><text:tab/>(dependency for <text:span text:style-name="CODE">kiss</text:span>)</text:p>
      <text:p text:style-name="P65">sudo apt-get install libglfw-dev<text:tab/>(dependency for <text:span text:style-name="CODE">kiss</text:span>) <text:s text:c="2"/><text:span text:style-name="T34">(not same ver, but prev was example)</text:span></text:p>
      <text:p text:style-name="P65"/>
      <text:p text:style-name="P77">sudo apt-get install libpoco-dev<text:tab/>(ubuntu precompiled package for libpoco <text:span text:style-name="T39">(dynamic libs?)</text:span>)</text:p>
      <text:p text:style-name="P78"><text:tab/>^ don’t use that. missing too many things. libpoco has a lot of parts, not all of them are there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3"><text:soft-page-break/></text:p>
      <text:p text:style-name="P66">building tess2</text:p>
      <text:p text:style-name="P58">premake4 gmake</text:p>
      <text:p text:style-name="P58">cd Build/</text:p>
      <text:p text:style-name="P58"/>
      <text:p text:style-name="P58"/>
      <text:p text:style-name="P58"><text:span text:style-name="CODE">==== Building tess2 (debug) ====</text:span></text:p>
      <text:p text:style-name="P58"><text:span text:style-name="CODE">Creating obj/Debug/tess2</text:span></text:p>
      <text:p text:style-name="P58"><text:span text:style-name="CODE">dict.c</text:span></text:p>
      <text:p text:style-name="P58"><text:span text:style-name="CODE">sweep.c</text:span></text:p>
      <text:p text:style-name="P58"><text:span text:style-name="CODE">geom.c</text:span></text:p>
      <text:p text:style-name="P58"><text:span text:style-name="CODE">mesh.c</text:span></text:p>
      <text:p text:style-name="P58"><text:span text:style-name="CODE">bucketalloc.c</text:span></text:p>
      <text:p text:style-name="P58"><text:span text:style-name="CODE">priorityq.c</text:span></text:p>
      <text:p text:style-name="P58"><text:span text:style-name="CODE">tess.c</text:span></text:p>
      <text:p text:style-name="P58"><text:span text:style-name="CODE">Linking tess2</text:span></text:p>
      <text:p text:style-name="P58"><text:span text:style-name="CODE">==== Building example (debug) ====</text:span></text:p>
      <text:p text:style-name="P58"><text:span text:style-name="CODE">Creating obj/Debug/example</text:span></text:p>
      <text:p text:style-name="P58"><text:span text:style-name="CODE">example.c</text:span></text:p>
      <text:p text:style-name="P58"><text:span text:style-name="CODE">../Example/example.c:6:24: </text:span><text:span text:style-name="CODE"><text:span text:style-name="T5">fatal error: GLFW/glfw3.h: No such file </text:span></text:span><text:span text:style-name="CODE">or directory</text:span></text:p>
      <text:p text:style-name="P58"><text:span text:style-name="CODE">compilation terminated.</text:span></text:p>
      <text:p text:style-name="P58"><text:span text:style-name="CODE">example.make:218: recipe for target 'obj/Debug/example/example.o' failed</text:span></text:p>
      <text:p text:style-name="P58"><text:span text:style-name="CODE">make[1]: *** [obj/Debug/example/example.o] Error 1</text:span></text:p>
      <text:p text:style-name="P58"><text:span text:style-name="CODE">Makefile:20: recipe for target 'example' failed</text:span></text:p>
      <text:p text:style-name="P58"><text:span text:style-name="CODE">make: *** [example] Error 2</text:span></text:p>
      <text:p text:style-name="P58"/>
      <text:p text:style-name="P59"/>
      <text:p text:style-name="P59"/>
      <text:p text:style-name="P59"/>
      <text:p text:style-name="P62"><text:span text:style-name="CODE"><text:span text:style-name="T18">ravenskrag@ravensnest:~/Experiments/OpenFrameworks/of_v0.9.3_libs/custom/</text:span></text:span><text:span text:style-name="CODE"><text:span text:style-name="T19">tess2/Build$ ./example</text:span></text:span><text:span text:style-name="CODE"><text:span text:style-name="T18"> </text:span></text:span></text:p>
      <text:p text:style-name="P62"><text:span text:style-name="CODE"><text:span text:style-name="T19">Failed to init GLFW</text:span></text:span><text:span text:style-name="CODE"><text:span text:style-name="T18">.ravenskrag@ravensnest:~/Experiments/OpenFrameworks/of_v0.9.3_libs/custom/tess2/Build$ </text:span></text:span></text:p>
      <text:p text:style-name="P62"><text:span text:style-name="CODE"><text:span text:style-name="T18"/></text:span></text:p>
      <text:p text:style-name="P61"/>
      <text:p text:style-name="P13">can’t run the example regardless tho...</text:p>
      <text:p text:style-name="Standard"/>
      <text:p text:style-name="P13">oh wait, I tried it again and it works now? Huh?</text:p>
      <text:p text:style-name="P17">Oh well, at least it’s working...?</text:p>
      <text:p text:style-name="P17"/>
      <text:p text:style-name="P19"/>
      <text:p text:style-name="P19"/>
      <text:p text:style-name="P19"/>
      <text:p text:style-name="P19">Make this change, so that<text:line-break/>(I cloned the tess2 repo, but this does not show up in the git diff. Build/ probably excluded.)</text:p>
      <text:p text:style-name="P20">(OH. Well this file doesn’t even exist until after you run <text:span text:style-name="CODE">premake4 gmake</text:span>, so it can’t be in git, <text:span text:style-name="T32">duh</text:span>)</text:p>
      <text:p text:style-name="P19"/>
      <text:p text:style-name="P18"><text:span text:style-name="CODE">Build/tess2.make</text:span></text:p>
      <text:p text:style-name="P18"><text:span text:style-name="CODE"><text:span text:style-name="T15"><text:tab/></text:span></text:span><text:span text:style-name="CODE"><text:span text:style-name="T16">29</text:span></text:span><text:span text:style-name="CODE"><text:tab/></text:span><text:span text:style-name="CODE"><text:span text:style-name="T31">CFLAGS <text:s text:c="3"/>+= $(CPPFLAGS) $(ARCH) -g -Wall </text:span></text:span><text:span text:style-name="CODE"><text:span text:style-name="T6">-fPIC</text:span></text:span></text:p>
      <text:p text:style-name="P18"><text:span text:style-name="CODE"/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1"><text:span text:style-name="T17">building </text:span><text:span text:style-name="CODE"><text:span text:style-name="T17">kiss</text:span></text:span></text:p>
      <text:p text:style-name="P21"/>
      <text:p text:style-name="P21"><text:span text:style-name="CODE"><text:span text:style-name="T11">ravenskrag@ravensnest:~/Experiments/OpenFrameworks/of_v0.9.3_libs/custom/kiss$ </text:span></text:span><text:span text:style-name="CODE"><text:span text:style-name="T12">mkdir build</text:span></text:span></text:p>
      <text:p text:style-name="P21"><text:span text:style-name="CODE"><text:span text:style-name="T11">ravenskrag@ravensnest:~/Experiments/OpenFrameworks/of_v0.9.3_libs/custom/kiss$ </text:span></text:span><text:span text:style-name="CODE"><text:span text:style-name="T12">cd build/</text:span></text:span></text:p>
      <text:p text:style-name="P21"><text:span text:style-name="CODE"><text:span text:style-name="T11">ravenskrag@ravensnest:~/Experiments/OpenFrameworks/of_v0.9.3_libs/custom/kiss/build$ </text:span></text:span><text:span text:style-name="CODE"><text:span text:style-name="T12">cmake ..</text:span></text:span></text:p>
      <text:p text:style-name="P21"><text:span text:style-name="CODE"><text:span text:style-name="T11">-- The C compiler identification is GNU 5.4.0</text:span></text:span></text:p>
      <text:p text:style-name="P21"><text:span text:style-name="CODE"><text:span text:style-name="T11">-- The CXX compiler identification is GNU 5.4.0</text:span></text:span></text:p>
      <text:p text:style-name="P21"><text:span text:style-name="CODE"><text:span text:style-name="T11">-- Check for working C compiler: /usr/bin/cc</text:span></text:span></text:p>
      <text:p text:style-name="P21"><text:span text:style-name="CODE"><text:span text:style-name="T11">-- Check for working C compiler: /usr/bin/cc -- works</text:span></text:span></text:p>
      <text:p text:style-name="P21"><text:span text:style-name="CODE"><text:span text:style-name="T11">-- Detecting C compiler ABI info</text:span></text:span></text:p>
      <text:p text:style-name="P21"><text:span text:style-name="CODE"><text:span text:style-name="T11">-- Detecting C compiler ABI info - done</text:span></text:span></text:p>
      <text:p text:style-name="P21"><text:span text:style-name="CODE"><text:span text:style-name="T11">-- Detecting C compile features</text:span></text:span></text:p>
      <text:p text:style-name="P21"><text:span text:style-name="CODE"><text:span text:style-name="T11">-- Detecting C compile features - done</text:span></text:span></text:p>
      <text:p text:style-name="P21"><text:span text:style-name="CODE"><text:span text:style-name="T11">-- Check for working CXX compiler: /usr/bin/c++</text:span></text:span></text:p>
      <text:p text:style-name="P21"><text:span text:style-name="CODE"><text:span text:style-name="T11">-- Check for working CXX compiler: /usr/bin/c++ -- works</text:span></text:span></text:p>
      <text:p text:style-name="P21"><text:span text:style-name="CODE"><text:span text:style-name="T11">-- Detecting CXX compiler ABI info</text:span></text:span></text:p>
      <text:p text:style-name="P21"><text:span text:style-name="CODE"><text:span text:style-name="T11">-- Detecting CXX compiler ABI info - done</text:span></text:span></text:p>
      <text:p text:style-name="P21"><text:span text:style-name="CODE"><text:span text:style-name="T11">-- Detecting CXX compile features</text:span></text:span></text:p>
      <text:p text:style-name="P21"><text:span text:style-name="CODE"><text:span text:style-name="T11">-- Detecting CXX compile features - done</text:span></text:span></text:p>
      <text:p text:style-name="P21"><text:span text:style-name="CODE"><text:span text:style-name="T11">-- Configuring done</text:span></text:span></text:p>
      <text:p text:style-name="P21"><text:span text:style-name="CODE"><text:span text:style-name="T11">-- Generating done</text:span></text:span></text:p>
      <text:p text:style-name="P21"><text:span text:style-name="CODE"><text:span text:style-name="T11">-- Build files have been written to: /home/ravenskrag/Experiments/OpenFrameworks/of_v0.9.3_libs/custom/kiss/build</text:span></text:span></text:p>
      <text:p text:style-name="P21"><text:span text:style-name="CODE"><text:span text:style-name="T11">ravenskrag@ravensnest:~/Experiments/OpenFrameworks/of_v0.9.3_libs/custom/kiss/build$ ls</text:span></text:span></text:p>
      <text:p text:style-name="P21"><text:span text:style-name="CODE"><text:span text:style-name="T11">CMakeCache.txt <text:s/>CMakeFiles <text:s/>cmake_install.cmake <text:s/>Makefile</text:span></text:span></text:p>
      <text:p text:style-name="P21"><text:span text:style-name="CODE"><text:span text:style-name="T11">ravenskrag@ravensnest:~/Experiments/OpenFrameworks/of_v0.9.3_libs/custom/kiss/build$ </text:span></text:span><text:span text:style-name="CODE"><text:span text:style-name="T12">make</text:span></text:span></text:p>
      <text:p text:style-name="P21"><text:span text:style-name="CODE"><text:span text:style-name="T11">Scanning dependencies of target kiss</text:span></text:span></text:p>
      <text:p text:style-name="P21"><text:span text:style-name="CODE"><text:span text:style-name="T11">[ <text:s/>8%] Building C object CMakeFiles/kiss.dir/src/graphics_interface.c.o</text:span></text:span></text:p>
      <text:p text:style-name="P21"><text:span text:style-name="CODE"><text:span text:style-name="T11">In file included from /home/ravenskrag/Experiments/OpenFrameworks/of_v0.9.3_libs/custom/kiss/src/graphics_interface.c:22:0:</text:span></text:span></text:p>
      <text:p text:style-name="P21"><text:span text:style-name="CODE"><text:span text:style-name="T11">/home/ravenskrag/Experiments/OpenFrameworks/of_v0.9.3_libs/custom/kiss/src/kiss.h:24:21: </text:span></text:span><text:span text:style-name="CODE"><text:span text:style-name="T12">fatal error: GL/GLee.h: No such file or directory</text:span></text:span></text:p>
      <text:p text:style-name="P21"><text:span text:style-name="CODE"><text:span text:style-name="T11"><text:s/>#include &lt;GL/GLee.h&gt;</text:span></text:span></text:p>
      <text:p text:style-name="P21"><text:span text:style-name="CODE"><text:span text:style-name="T11"><text:s text:c="21"/>^</text:span></text:span></text:p>
      <text:p text:style-name="P21"><text:span text:style-name="CODE"><text:span text:style-name="T11">compilation terminated.</text:span></text:span></text:p>
      <text:p text:style-name="P21"><text:span text:style-name="CODE"><text:span text:style-name="T11">CMakeFiles/kiss.dir/build.make:62: recipe for target 'CMakeFiles/kiss.dir/src/graphics_interface.c.o' failed</text:span></text:span></text:p>
      <text:p text:style-name="P21"><text:span text:style-name="CODE"><text:span text:style-name="T11">make[2]: *** [CMakeFiles/kiss.dir/src/graphics_interface.c.o] Error 1</text:span></text:span></text:p>
      <text:p text:style-name="P21"><text:span text:style-name="CODE"><text:span text:style-name="T11">CMakeFiles/Makefile2:67: recipe for target 'CMakeFiles/kiss.dir/all' failed</text:span></text:span></text:p>
      <text:p text:style-name="P21"><text:span text:style-name="CODE"><text:span text:style-name="T11">make[1]: *** [CMakeFiles/kiss.dir/all] Error 2</text:span></text:span></text:p>
      <text:p text:style-name="P21"><text:span text:style-name="CODE"><text:span text:style-name="T11">Makefile:127: recipe for target 'all' failed</text:span></text:span></text:p>
      <text:p text:style-name="P21"><text:span text:style-name="CODE"><text:span text:style-name="T11">make: *** [all] Error 2</text:span></text:span></text:p>
      <text:p text:style-name="P21"><text:span text:style-name="CODE"><text:span text:style-name="T11">ravenskrag@ravensnest:~/Experiments/OpenFrameworks/of_v0.9.3_libs/custom/kiss/build$ </text:span></text:span></text:p>
      <text:p text:style-name="P21"><text:span text:style-name="CODE"><text:span text:style-name="T11"/></text:span></text:p>
      <text:p text:style-name="P21"><text:span text:style-name="CODE"><text:span text:style-name="T11"/></text:span></text:p>
      <text:p text:style-name="P21"><text:span text:style-name="CODE"><text:span text:style-name="T11"/></text:span></text:p>
      <text:p text:style-name="P22"><text:span text:style-name="CODE"/></text:p>
      <text:p text:style-name="P23">this is where you define flags to pass to make, after the cmake system has generate the make files</text:p>
      <text:p text:style-name="P55"><text:span text:style-name="CODE">/home/ravenskrag/Experiments/OpenFrameworks/of_v0.9.3_libs/custom</text:span><text:span text:style-name="CODE"><text:span text:style-name="T5">/kiss/build/CmakeFiles/kiss.dir/flags.make</text:span>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8"><text:span text:style-name="CODE"><text:span text:style-name="T11">=== starting extconf...</text:span></text:span></text:p>
      <text:p text:style-name="P68"><text:span text:style-name="CODE"><text:span text:style-name="T11">headers: /home/ravenskrag/Experiments/OpenFrameworks/of_v0.9.3_linux64_release/libs/boost/include</text:span></text:span></text:p>
      <text:p text:style-name="P68"><text:span text:style-name="CODE"><text:span text:style-name="T11">libs: <text:s text:c="3"/>/home/ravenskrag/Experiments/OpenFrameworks/of_v0.9.3_linux64_release/libs/boost/lib/linux64</text:span></text:span></text:p>
      <text:p text:style-name="P68"><text:span text:style-name="CODE"><text:span text:style-name="T11">checking for main() in -lboost... no</text:span></text:span></text:p>
      <text:p text:style-name="P68"><text:span text:style-name="CODE"><text:span text:style-name="T11">headers: /home/ravenskrag/Experiments/OpenFrameworks/of_v0.9.3_linux64_release/libs/fmodex/include</text:span></text:span></text:p>
      <text:p text:style-name="P68"><text:span text:style-name="CODE"><text:span text:style-name="T11">libs: <text:s text:c="3"/>/home/ravenskrag/Experiments/OpenFrameworks/of_v0.9.3_linux64_release/libs/fmodex/lib/linux64</text:span></text:span></text:p>
      <text:p text:style-name="P68"><text:span text:style-name="CODE"><text:span text:style-name="T11">checking for main() in -lfmodex... yes</text:span></text:span></text:p>
      <text:p text:style-name="P68"><text:span text:style-name="CODE"><text:span text:style-name="T11">headers: /home/ravenskrag/Experiments/OpenFrameworks/of_v0.9.3_linux64_release/libs/FreeImage/include</text:span></text:span></text:p>
      <text:p text:style-name="P68"><text:span text:style-name="CODE"><text:span text:style-name="T11">libs: <text:s text:c="3"/>/home/ravenskrag/Experiments/OpenFrameworks/of_v0.9.3_linux64_release/libs/FreeImage/lib/linux64</text:span></text:span></text:p>
      <text:p text:style-name="P68"><text:span text:style-name="CODE"><text:span text:style-name="T11">checking for main() in -lFreeImage... no</text:span></text:span></text:p>
      <text:p text:style-name="P68"><text:span text:style-name="CODE"><text:span text:style-name="T11">headers: /home/ravenskrag/Experiments/OpenFrameworks/of_v0.9.3_linux64_release/libs/freetype/include</text:span></text:span></text:p>
      <text:p text:style-name="P68"><text:span text:style-name="CODE"><text:span text:style-name="T11">libs: <text:s text:c="3"/>/home/ravenskrag/Experiments/OpenFrameworks/of_v0.9.3_linux64_release/libs/freetype/lib/linux64</text:span></text:span></text:p>
      <text:p text:style-name="P68"><text:span text:style-name="CODE"><text:span text:style-name="T11">checking for main() in -lfreetype... yes</text:span></text:span></text:p>
      <text:p text:style-name="P68"><text:span text:style-name="CODE"><text:span text:style-name="T11">headers: /home/ravenskrag/Experiments/OpenFrameworks/of_v0.9.3_linux64_release/libs/glfw/include</text:span></text:span></text:p>
      <text:p text:style-name="P68"><text:span text:style-name="CODE"><text:span text:style-name="T11">libs: <text:s text:c="3"/>/home/ravenskrag/Experiments/OpenFrameworks/of_v0.9.3_linux64_release/libs/glfw/lib/linux64</text:span></text:span></text:p>
      <text:p text:style-name="P68"><text:span text:style-name="CODE"><text:span text:style-name="T11">checking for main() in -lglfw... yes</text:span></text:span></text:p>
      <text:p text:style-name="P68"><text:span text:style-name="CODE"><text:span text:style-name="T11">headers: /home/ravenskrag/Experiments/OpenFrameworks/of_v0.9.3_linux64_release/libs/poco/include</text:span></text:span></text:p>
      <text:p text:style-name="P68"><text:span text:style-name="CODE"><text:span text:style-name="T11">libs: <text:s text:c="3"/>/home/ravenskrag/Experiments/OpenFrameworks/of_v0.9.3_linux64_release/libs/poco/lib/linux64</text:span></text:span></text:p>
      <text:p text:style-name="P68"><text:span text:style-name="CODE"><text:span text:style-name="T11">checking for main() in</text:span></text:span><text:span text:style-name="CODE"><text:span text:style-name="T12"> -lpoco... no</text:span></text:span></text:p>
      <text:p text:style-name="P68"><text:span text:style-name="CODE"><text:span text:style-name="T11">headers: /home/ravenskrag/Experiments/OpenFrameworks/of_v0.9.3_linux64_release/libs/utf8cpp/include</text:span></text:span></text:p>
      <text:p text:style-name="P68"><text:span text:style-name="CODE"><text:span text:style-name="T11">libs: <text:s text:c="3"/>/home/ravenskrag/Experiments/OpenFrameworks/of_v0.9.3_linux64_release/libs/utf8cpp/lib/linux64</text:span></text:span></text:p>
      <text:p text:style-name="P68"><text:span text:style-name="CODE"><text:span text:style-name="T11">checking for main() in -lutf8cpp... no</text:span></text:span></text:p>
      <text:p text:style-name="P68"><text:span text:style-name="CODE"><text:span text:style-name="T11">checking for main() in -ltess2... yes</text:span></text:span></text:p>
      <text:p text:style-name="P68"><text:span text:style-name="CODE"><text:span text:style-name="T11">checking for main() in -lkiss... yes</text:span></text:span></text:p>
      <text:p text:style-name="P68"><text:span text:style-name="CODE"><text:span text:style-name="T11">checking for main() in -lopenFrameworks... yes</text:span></text:span></text:p>
      <text:p text:style-name="P68"><text:span text:style-name="CODE"><text:span text:style-name="T11">checking for main() in -lstdc++... yes</text:span></text:span></text:p>
      <text:p text:style-name="P68"><text:span text:style-name="CODE"><text:span text:style-name="T11">checking for main() in -lOFSketch... yes</text:span></text:span></text:p>
      <text:p text:style-name="P68"><text:span text:style-name="CODE"><text:span text:style-name="T11">creating Makefile</text:span></text:span></text:p>
      <text:p text:style-name="P68"><text:span text:style-name="CODE"><text:span text:style-name="T11"/></text:span></text:p>
      <text:p text:style-name="P68"><text:span text:style-name="CODE"><text:span text:style-name="T11">======= Top level Rakefile</text:span></text:span></text:p>
      <text:p text:style-name="P68"><text:span text:style-name="CODE"><text:span text:style-name="T11">=== configuration complete. building C extension</text:span></text:span></text:p>
      <text:p text:style-name="P68"><text:span text:style-name="CODE"><text:span text:style-name="T12">linking shared-object oni/oni.so</text:span></text:span></text:p>
      <text:p text:style-name="P68"><text:span text:style-name="CODE"><text:span text:style-name="T11"/></text:span></text:p>
      <text:p text:style-name="P68"><text:span text:style-name="CODE"><text:span text:style-name="T11">cp ext/oni/oni.so lib/oni</text:span></text:span></text:p>
      <text:p text:style-name="P68"/>
      <text:p text:style-name="P68"/>
      <text:p text:style-name="P68"/>
      <text:p text:style-name="P68"/>
      <text:p text:style-name="P69"><text:span text:style-name="CODE"><text:span text:style-name="T11">ravenskrag@ravensnest:~/Experiments/RubyCPP/Oni$ rake run</text:span></text:span></text:p>
      <text:p text:style-name="P69"><text:span text:style-name="CODE"><text:span text:style-name="T11">rake aborted!</text:span></text:span></text:p>
      <text:p text:style-name="P69"><text:span text:style-name="CODE"><text:span text:style-name="T11">LoadError: /home/ravenskrag/Experiments/OpenFrameworks/of_v0.9.3_linux64_release//libs/openFrameworksCompiled/lib/linux64/libopenFrameworks.a: </text:span></text:span><text:span text:style-name="CODE"><text:span text:style-name="T12">undefined symbol: _ZTIN4</text:span></text:span><text:span text:style-name="CODE"><text:span text:style-name="T13">Poco</text:span></text:span><text:span text:style-name="CODE"><text:span text:style-name="T12">3Net</text:span></text:span><text:span text:style-name="CODE"><text:span text:style-name="T11">4Impl17SocketAddressImplE - /home/ravenskrag/Experiments/RubyCPP/Oni/lib/oni/oni.so</text:span></text:span></text:p>
      <text:p text:style-name="P69"><text:span text:style-name="CODE"><text:span text:style-name="T11">/home/ravenskrag/Experiments/RubyCPP/Oni/Rakefile:374:in `block in &lt;top (required)&gt;'</text:span></text:span></text:p>
      <text:p text:style-name="P69"><text:span text:style-name="CODE"><text:span text:style-name="T11">/home/ravenskrag/.rvm/gems/ruby-2.1.1/bin/ruby_executable_hooks:15:in `eval'</text:span></text:span></text:p>
      <text:p text:style-name="P69"><text:span text:style-name="CODE"><text:span text:style-name="T11">/home/ravenskrag/.rvm/gems/ruby-2.1.1/bin/ruby_executable_hooks:15:in `&lt;main&gt;'</text:span></text:span></text:p>
      <text:p text:style-name="P69"><text:span text:style-name="CODE"><text:span text:style-name="T11">Tasks: TOP =&gt; run</text:span></text:span></text:p>
      <text:p text:style-name="P69"><text:span text:style-name="CODE"><text:span text:style-name="T11">(See full trace by running task with --trace)</text:span></text:span></text:p>
      <text:p text:style-name="P68"/>
      <text:p text:style-name="P68"/>
      <text:p text:style-name="P70">everything that is being linked up links without problems,</text:p>
      <text:p text:style-name="P70">but libpoco was never told to link in the first place,</text:p>
      <text:p text:style-name="P70">and so those symbols can not be found.</text:p>
      <text:p text:style-name="P68"/>
      <text:p text:style-name="P71">Note that poco is actually <text:span text:style-name="T21">11 different files</text:span></text:p>
      <text:p text:style-name="P75">which is most likely why extconf can’t find which thing it should be linking</text:p>
      <text:p text:style-name="P69"/>
      <text:p text:style-name="P69"/>
      <text:p text:style-name="P69"/>
      <text:p text:style-name="P69"><text:soft-page-break/></text:p>
      <text:p text:style-name="P72"><text:span text:style-name="T21">ok, I figured out how to get extconf to see all of that stuff but...</text:span><text:line-break/></text:p>
      <text:p text:style-name="P56"><text:span text:style-name="CODE">======= Top level Rakefile</text:span></text:p>
      <text:p text:style-name="P56"><text:span text:style-name="CODE">=== configuration complete. building C extension</text:span></text:p>
      <text:p text:style-name="P56"><text:span text:style-name="CODE">linking shared-object oni/oni.so</text:span></text:p>
      <text:p text:style-name="P56"><text:span text:style-name="CODE">/usr/bin/ld: /home/ravenskrag/Experiments/OpenFrameworks/of_v0.9.3_linux64_release/libs/poco/lib/linux64/libPocoNetSSL.a(ConsoleCertificateHandler.o): relocation R_X86_64_32S against `</text:span><text:span text:style-name="CODE"><text:span text:style-name="T5">_ZTVN4Poco3Net25ConsoleCertificateHandlerE' can not be used when making a shared object; recompile with -fPIC</text:span></text:span></text:p>
      <text:p text:style-name="P56"><text:span text:style-name="CODE">/home/ravenskrag/Experiments/OpenFrameworks/of_v0.9.3_linux64_release/libs/poco/lib/linux64/</text:span><text:span text:style-name="CODE"><text:span text:style-name="T5">libPocoNetSSL.a: error adding symbols</text:span></text:span><text:span text:style-name="CODE">: Bad value</text:span></text:p>
      <text:p text:style-name="P56"><text:span text:style-name="CODE">collect2: error: ld returned 1 exit status</text:span></text:p>
      <text:p text:style-name="P56"><text:span text:style-name="CODE">Makefile:287: recipe for target 'oni.so' failed</text:span></text:p>
      <text:p text:style-name="P56"><text:span text:style-name="CODE">make: *** [oni.so] Error 1</text:span></text:p>
      <text:p text:style-name="P56"><text:span text:style-name="CODE"/></text:p>
      <text:p text:style-name="P56"><text:span text:style-name="CODE">cp ext/oni/oni.so lib/oni</text:span></text:p>
      <text:p text:style-name="P57"><text:span text:style-name="CODE">rake aborted!</text:span><text:line-break/></text:p>
      <text:p text:style-name="P76">now I need to recompile all of this with -fPIC</text:p>
      <text:p text:style-name="P73"/>
      <text:p text:style-name="P73"/>
      <text:p text:style-name="P73"/>
      <text:p text:style-name="P73"/>
      <text:p text:style-name="P73"/>
      <text:p text:style-name="P74">Tuesday, July 26<text:span text:style-name="T24">th</text:span>, 2016</text:p>
      <text:p text:style-name="P74">Linking Poco from the Ubuntu repo</text:p>
      <text:p text:style-name="P74"/>
      <text:p text:style-name="P74"><text:span text:style-name="CODE"><text:span text:style-name="T11">ravenskrag@ravensnest:~/Experiments/RubyCPP/Oni$ sudo apt-get install libpoco-dev </text:span></text:span></text:p>
      <text:p text:style-name="P74"><text:span text:style-name="CODE"><text:span text:style-name="T11">[sudo] password for ravenskrag: </text:span></text:span></text:p>
      <text:p text:style-name="P74"><text:span text:style-name="CODE"><text:span text:style-name="T11">Reading package lists... Done</text:span></text:span></text:p>
      <text:p text:style-name="P74"><text:span text:style-name="CODE"><text:span text:style-name="T11">Building dependency tree <text:s text:c="6"/></text:span></text:span></text:p>
      <text:p text:style-name="P74"><text:span text:style-name="CODE"><text:span text:style-name="T11">Reading state information... Done</text:span></text:span></text:p>
      <text:p text:style-name="P74"><text:span text:style-name="CODE"><text:span text:style-name="T11">The following packages were automatically installed and are no longer required:</text:span></text:span></text:p>
      <text:p text:style-name="P74"><text:span text:style-name="CODE"><text:span text:style-name="T11"><text:s text:c="2"/>libglfw3 linux-headers-4.4.0-21 linux-headers-4.4.0-21-generic</text:span></text:span></text:p>
      <text:p text:style-name="P74"><text:span text:style-name="CODE"><text:span text:style-name="T11"><text:s text:c="2"/>linux-headers-4.4.0-22 linux-headers-4.4.0-22-generic linux-headers-4.4.0-24</text:span></text:span></text:p>
      <text:p text:style-name="P74"><text:span text:style-name="CODE"><text:span text:style-name="T11"><text:s text:c="2"/>linux-headers-4.4.0-24-generic linux-image-4.4.0-21-generic</text:span></text:span></text:p>
      <text:p text:style-name="P74"><text:span text:style-name="CODE"><text:span text:style-name="T11"><text:s text:c="2"/>linux-image-4.4.0-22-generic linux-image-4.4.0-24-generic</text:span></text:span></text:p>
      <text:p text:style-name="P74"><text:span text:style-name="CODE"><text:span text:style-name="T11"><text:s text:c="2"/>linux-image-extra-4.4.0-21-generic linux-image-extra-4.4.0-22-generic</text:span></text:span></text:p>
      <text:p text:style-name="P74"><text:span text:style-name="CODE"><text:span text:style-name="T11"><text:s text:c="2"/>linux-image-extra-4.4.0-24-generic</text:span></text:span></text:p>
      <text:p text:style-name="P74"><text:span text:style-name="CODE"><text:span text:style-name="T11">Use 'sudo apt autoremove' to remove them.</text:span></text:span></text:p>
      <text:p text:style-name="P74"><text:span text:style-name="CODE"><text:span text:style-name="T11">The following additional packages will be installed:</text:span></text:span></text:p>
      <text:p text:style-name="P74"><text:span text:style-name="CODE"><text:span text:style-name="T11"><text:s text:c="2"/>libpococrypto9v5 libpocodata9v5 libpocofoundation9v5 libpocomysql9v5</text:span></text:span></text:p>
      <text:p text:style-name="P74"><text:span text:style-name="CODE"><text:span text:style-name="T11"><text:s text:c="2"/>libpoconet9v5 libpoconetssl9v5 libpocoodbc9v5 libpocosqlite9v5</text:span></text:span></text:p>
      <text:p text:style-name="P74"><text:span text:style-name="CODE"><text:span text:style-name="T11"><text:s text:c="2"/>libpocoutil9v5 libpocoxml9v5 libpocozip9v5</text:span></text:span></text:p>
      <text:p text:style-name="P74"><text:span text:style-name="CODE"><text:span text:style-name="T11">Suggested packages:</text:span></text:span></text:p>
      <text:p text:style-name="P74"><text:span text:style-name="CODE"><text:span text:style-name="T11"><text:s text:c="2"/>libpoco-doc libpococrypto9v5-dbg libpocodata9v5-dbg libpocofoundation9v5-dbg</text:span></text:span></text:p>
      <text:p text:style-name="P74"><text:span text:style-name="CODE"><text:span text:style-name="T11"><text:s text:c="2"/>libpocomysql9v5-dbg libpoconet9v5-dbg libpoconetssl9v5-dbg</text:span></text:span></text:p>
      <text:p text:style-name="P74"><text:span text:style-name="CODE"><text:span text:style-name="T11"><text:s text:c="2"/>libpocoodbc9v5-dbg libpocosqlite9v5-dbg libpocoutil9v5-dbg libpocoxml9v5-dbg</text:span></text:span></text:p>
      <text:p text:style-name="P74"><text:span text:style-name="CODE"><text:span text:style-name="T11"><text:s text:c="2"/>libpocozip9v5-dbg</text:span></text:span></text:p>
      <text:p text:style-name="P74"><text:span text:style-name="CODE"><text:span text:style-name="T11">The following NEW packages will be installed:</text:span></text:span></text:p>
      <text:p text:style-name="P74"><text:span text:style-name="CODE"><text:span text:style-name="T11"><text:s text:c="2"/>libpoco-dev libpococrypto9v5 libpocodata9v5 libpocofoundation9v5</text:span></text:span></text:p>
      <text:p text:style-name="P74"><text:span text:style-name="CODE"><text:span text:style-name="T11"><text:s text:c="2"/>libpocomysql9v5 libpoconet9v5 libpoconetssl9v5 libpocoodbc9v5</text:span></text:span></text:p>
      <text:p text:style-name="P74"><text:span text:style-name="CODE"><text:span text:style-name="T11"><text:s text:c="2"/>libpocosqlite9v5 libpocoutil9v5 libpocoxml9v5 libpocozip9v5</text:span></text:span></text:p>
      <text:p text:style-name="P74"><text:span text:style-name="CODE"><text:span text:style-name="T11">0 upgraded, 12 newly installed, 0 to remove and 6 not upgraded.</text:span></text:span></text:p>
      <text:p text:style-name="P74"><text:span text:style-name="CODE"><text:span text:style-name="T11">Need to get 1,553 kB of archives.</text:span></text:span></text:p>
      <text:p text:style-name="P74"><text:span text:style-name="CODE"><text:span text:style-name="T11">After this operation, 8,813 kB of additional disk space will be used.</text:span></text:span></text:p>
      <text:p text:style-name="P74"><text:span text:style-name="CODE"><text:span text:style-name="T11">Do you want to continue? [Y/n] y</text:span></text:span></text:p>
      <text:p text:style-name="P74"><text:span text:style-name="CODE"><text:span text:style-name="T11">Get:1 http://us.archive.ubuntu.com/ubuntu xenial/universe amd64 libpocofoundation9v5 amd64 1.3.6p1-5.1build1 [350 kB]</text:span></text:span></text:p>
      <text:p text:style-name="P74"><text:soft-page-break/><text:span text:style-name="CODE"><text:span text:style-name="T11">Get:2 http://us.archive.ubuntu.com/ubuntu xenial/universe amd64 libpococrypto9v5 amd64 1.3.6p1-5.1build1 [39.6 kB]</text:span></text:span></text:p>
      <text:p text:style-name="P74"><text:span text:style-name="CODE"><text:span text:style-name="T11">Get:3 http://us.archive.ubuntu.com/ubuntu xenial/universe amd64 libpocodata9v5 amd64 1.3.6p1-5.1build1 [88.9 kB]</text:span></text:span></text:p>
      <text:p text:style-name="P74"><text:span text:style-name="CODE"><text:span text:style-name="T11">Get:4 http://us.archive.ubuntu.com/ubuntu xenial/universe amd64 libpocomysql9v5 amd64 1.3.6p1-5.1build1 [34.7 kB]</text:span></text:span></text:p>
      <text:p text:style-name="P74"><text:span text:style-name="CODE"><text:span text:style-name="T11">Get:5 http://us.archive.ubuntu.com/ubuntu xenial/universe amd64 libpoconet9v5 amd64 1.3.6p1-5.1build1 [219 kB]</text:span></text:span></text:p>
      <text:p text:style-name="P74"><text:span text:style-name="CODE"><text:span text:style-name="T11">Get:6 http://us.archive.ubuntu.com/ubuntu xenial/universe amd64 libpocoxml9v5 amd64 1.3.6p1-5.1build1 [109 kB]</text:span></text:span></text:p>
      <text:p text:style-name="P74"><text:span text:style-name="CODE"><text:span text:style-name="T11">Get:7 http://us.archive.ubuntu.com/ubuntu xenial/universe amd64 libpocoutil9v5 amd64 1.3.6p1-5.1build1 [90.0 kB]</text:span></text:span></text:p>
      <text:p text:style-name="P74"><text:span text:style-name="CODE"><text:span text:style-name="T11">Get:8 http://us.archive.ubuntu.com/ubuntu xenial/universe amd64 libpoconetssl9v5 amd64 1.3.6p1-5.1build1 [69.8 kB]</text:span></text:span></text:p>
      <text:p text:style-name="P74"><text:span text:style-name="CODE"><text:span text:style-name="T11">Get:9 http://us.archive.ubuntu.com/ubuntu xenial/universe amd64 libpocoodbc9v5 amd64 1.3.6p1-5.1build1 [57.8 kB]</text:span></text:span></text:p>
      <text:p text:style-name="P74"><text:span text:style-name="CODE"><text:span text:style-name="T11">Get:10 http://us.archive.ubuntu.com/ubuntu xenial/universe amd64 libpocosqlite9v5 amd64 1.3.6p1-5.1build1 [46.2 kB]</text:span></text:span></text:p>
      <text:p text:style-name="P74"><text:span text:style-name="CODE"><text:span text:style-name="T11">Get:11 http://us.archive.ubuntu.com/ubuntu xenial/universe amd64 libpocozip9v5 amd64 1.3.6p1-5.1build1 [84.6 kB]</text:span></text:span></text:p>
      <text:p text:style-name="P74"><text:span text:style-name="CODE"><text:span text:style-name="T11">Get:12 http://us.archive.ubuntu.com/ubuntu xenial/universe amd64 libpoco-dev amd64 1.3.6p1-5.1build1 [362 kB]</text:span></text:span></text:p>
      <text:p text:style-name="P74"><text:span text:style-name="CODE"><text:span text:style-name="T11">Fetched 1,553 kB in 0s (4,663 kB/s) <text:s text:c="2"/></text:span></text:span></text:p>
      <text:p text:style-name="P74"><text:span text:style-name="CODE"><text:span text:style-name="T11">Selecting previously unselected package libpocofoundation9v5.</text:span></text:span></text:p>
      <text:p text:style-name="P74"><text:span text:style-name="CODE"><text:span text:style-name="T11">(Reading database ... 392049 files and directories currently installed.)</text:span></text:span></text:p>
      <text:p text:style-name="P74"><text:span text:style-name="CODE"><text:span text:style-name="T11">Preparing to unpack .../libpocofoundation9v5_1.3.6p1-5.1build1_amd64.deb ...</text:span></text:span></text:p>
      <text:p text:style-name="P74"><text:span text:style-name="CODE"><text:span text:style-name="T11">Unpacking libpocofoundation9v5 (1.3.6p1-5.1build1) ...</text:span></text:span></text:p>
      <text:p text:style-name="P74"><text:span text:style-name="CODE"><text:span text:style-name="T11">Selecting previously unselected package libpococrypto9v5.</text:span></text:span></text:p>
      <text:p text:style-name="P74"><text:span text:style-name="CODE"><text:span text:style-name="T11">Preparing to unpack .../libpococrypto9v5_1.3.6p1-5.1build1_amd64.deb ...</text:span></text:span></text:p>
      <text:p text:style-name="P74"><text:span text:style-name="CODE"><text:span text:style-name="T11">Unpacking libpococrypto9v5 (1.3.6p1-5.1build1) ...</text:span></text:span></text:p>
      <text:p text:style-name="P74"><text:span text:style-name="CODE"><text:span text:style-name="T11">Selecting previously unselected package libpocodata9v5.</text:span></text:span></text:p>
      <text:p text:style-name="P74"><text:span text:style-name="CODE"><text:span text:style-name="T11">Preparing to unpack .../libpocodata9v5_1.3.6p1-5.1build1_amd64.deb ...</text:span></text:span></text:p>
      <text:p text:style-name="P74"><text:span text:style-name="CODE"><text:span text:style-name="T11">Unpacking libpocodata9v5 (1.3.6p1-5.1build1) ...</text:span></text:span></text:p>
      <text:p text:style-name="P74"><text:span text:style-name="CODE"><text:span text:style-name="T11">Selecting previously unselected package libpocomysql9v5.</text:span></text:span></text:p>
      <text:p text:style-name="P74"><text:span text:style-name="CODE"><text:span text:style-name="T11">Preparing to unpack .../libpocomysql9v5_1.3.6p1-5.1build1_amd64.deb ...</text:span></text:span></text:p>
      <text:p text:style-name="P74"><text:span text:style-name="CODE"><text:span text:style-name="T11">Unpacking libpocomysql9v5 (1.3.6p1-5.1build1) ...</text:span></text:span></text:p>
      <text:p text:style-name="P74"><text:span text:style-name="CODE"><text:span text:style-name="T11">Selecting previously unselected package libpoconet9v5.</text:span></text:span></text:p>
      <text:p text:style-name="P74"><text:span text:style-name="CODE"><text:span text:style-name="T11">Preparing to unpack .../libpoconet9v5_1.3.6p1-5.1build1_amd64.deb ...</text:span></text:span></text:p>
      <text:p text:style-name="P74"><text:span text:style-name="CODE"><text:span text:style-name="T11">Unpacking libpoconet9v5 (1.3.6p1-5.1build1) ...</text:span></text:span></text:p>
      <text:p text:style-name="P74"><text:span text:style-name="CODE"><text:span text:style-name="T11">Selecting previously unselected package libpocoxml9v5.</text:span></text:span></text:p>
      <text:p text:style-name="P74"><text:span text:style-name="CODE"><text:span text:style-name="T11">Preparing to unpack .../libpocoxml9v5_1.3.6p1-5.1build1_amd64.deb ...</text:span></text:span></text:p>
      <text:p text:style-name="P74"><text:span text:style-name="CODE"><text:span text:style-name="T11">Unpacking libpocoxml9v5 (1.3.6p1-5.1build1) ...</text:span></text:span></text:p>
      <text:p text:style-name="P74"><text:span text:style-name="CODE"><text:span text:style-name="T11">Selecting previously unselected package libpocoutil9v5.</text:span></text:span></text:p>
      <text:p text:style-name="P74"><text:span text:style-name="CODE"><text:span text:style-name="T11">Preparing to unpack .../libpocoutil9v5_1.3.6p1-5.1build1_amd64.deb ...</text:span></text:span></text:p>
      <text:p text:style-name="P74"><text:span text:style-name="CODE"><text:span text:style-name="T11">Unpacking libpocoutil9v5 (1.3.6p1-5.1build1) ...</text:span></text:span></text:p>
      <text:p text:style-name="P74"><text:span text:style-name="CODE"><text:span text:style-name="T11">Selecting previously unselected package libpoconetssl9v5.</text:span></text:span></text:p>
      <text:p text:style-name="P74"><text:span text:style-name="CODE"><text:span text:style-name="T11">Preparing to unpack .../libpoconetssl9v5_1.3.6p1-5.1build1_amd64.deb ...</text:span></text:span></text:p>
      <text:p text:style-name="P74"><text:span text:style-name="CODE"><text:span text:style-name="T11">Unpacking libpoconetssl9v5 (1.3.6p1-5.1build1) ...</text:span></text:span></text:p>
      <text:p text:style-name="P74"><text:span text:style-name="CODE"><text:span text:style-name="T11">Selecting previously unselected package libpocoodbc9v5.</text:span></text:span></text:p>
      <text:p text:style-name="P74"><text:span text:style-name="CODE"><text:span text:style-name="T11">Preparing to unpack .../libpocoodbc9v5_1.3.6p1-5.1build1_amd64.deb ...</text:span></text:span></text:p>
      <text:p text:style-name="P74"><text:span text:style-name="CODE"><text:span text:style-name="T11">Unpacking libpocoodbc9v5 (1.3.6p1-5.1build1) ...</text:span></text:span></text:p>
      <text:p text:style-name="P74"><text:span text:style-name="CODE"><text:span text:style-name="T11">Selecting previously unselected package libpocosqlite9v5.</text:span></text:span></text:p>
      <text:p text:style-name="P74"><text:span text:style-name="CODE"><text:span text:style-name="T11">Preparing to unpack .../libpocosqlite9v5_1.3.6p1-5.1build1_amd64.deb ...</text:span></text:span></text:p>
      <text:p text:style-name="P74"><text:span text:style-name="CODE"><text:span text:style-name="T11">Unpacking libpocosqlite9v5 (1.3.6p1-5.1build1) ...</text:span></text:span></text:p>
      <text:p text:style-name="P74"><text:span text:style-name="CODE"><text:span text:style-name="T11">Selecting previously unselected package libpocozip9v5.</text:span></text:span></text:p>
      <text:p text:style-name="P74"><text:span text:style-name="CODE"><text:span text:style-name="T11">Preparing to unpack .../libpocozip9v5_1.3.6p1-5.1build1_amd64.deb ...</text:span></text:span></text:p>
      <text:p text:style-name="P74"><text:span text:style-name="CODE"><text:span text:style-name="T11">Unpacking libpocozip9v5 (1.3.6p1-5.1build1) ...</text:span></text:span></text:p>
      <text:p text:style-name="P74"><text:span text:style-name="CODE"><text:span text:style-name="T11">Selecting previously unselected package libpoco-dev.</text:span></text:span></text:p>
      <text:p text:style-name="P74"><text:span text:style-name="CODE"><text:span text:style-name="T11">Preparing to unpack .../libpoco-dev_1.3.6p1-5.1build1_amd64.deb ...</text:span></text:span></text:p>
      <text:p text:style-name="P74"><text:span text:style-name="CODE"><text:span text:style-name="T11">Unpacking libpoco-dev (1.3.6p1-5.1build1) ...</text:span></text:span></text:p>
      <text:p text:style-name="P74"><text:span text:style-name="CODE"><text:span text:style-name="T11">Processing triggers for libc-bin (2.23-0ubuntu3) ...</text:span></text:span></text:p>
      <text:p text:style-name="P74"><text:span text:style-name="CODE"><text:span text:style-name="T11">Setting up </text:span></text:span><text:span text:style-name="CODE"><text:span text:style-name="T14">libpoco</text:span></text:span><text:span text:style-name="CODE"><text:span text:style-name="T12">foundation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crypto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data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mysql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net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xml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util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netssl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odbc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sqlite9v5</text:span></text:span><text:span text:style-name="CODE"><text:span text:style-name="T11"> (1.3.6p1-5.1build1) ...</text:span></text:span></text:p>
      <text:p text:style-name="P74"><text:span text:style-name="CODE"><text:span text:style-name="T11">Setting up </text:span></text:span><text:span text:style-name="CODE"><text:span text:style-name="T13">libpoco</text:span></text:span><text:span text:style-name="CODE"><text:span text:style-name="T12">zip9v5</text:span></text:span><text:span text:style-name="CODE"><text:span text:style-name="T11"> (1.3.6p1-5.1build1) ...</text:span></text:span></text:p>
      <text:p text:style-name="P74"><text:soft-page-break/><text:span text:style-name="CODE"><text:span text:style-name="T11">Setting up libpoco-dev (1.3.6p1-5.1build1) ...</text:span></text:span></text:p>
      <text:p text:style-name="P74"><text:span text:style-name="CODE"><text:span text:style-name="T11">Processing triggers for libc-bin (2.23-0ubuntu3) ...</text:span>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CODE">checking for main() in -lutf8cpp... no</text:span></text:p>
      <text:p text:style-name="P74"><text:span text:style-name="CODE">checking for main() in -lPocoCrypto... yes</text:span></text:p>
      <text:p text:style-name="P74"><text:span text:style-name="CODE">checking for main() in -lPocoData... yes</text:span></text:p>
      <text:p text:style-name="P74"><text:span text:style-name="CODE">checking for main() in -</text:span><text:span text:style-name="CODE"><text:span text:style-name="T5">lPocoDataSQLite... no</text:span></text:span></text:p>
      <text:p text:style-name="P74"><text:span text:style-name="CODE">checking for main() in -lPocoFoundation... yes</text:span></text:p>
      <text:p text:style-name="P74"><text:span text:style-name="CODE">checking for main() in -</text:span><text:span text:style-name="CODE"><text:span text:style-name="T5">lPocoJSON... no</text:span></text:span></text:p>
      <text:p text:style-name="P74"><text:span text:style-name="CODE">checking for main() in -</text:span><text:span text:style-name="CODE"><text:span text:style-name="T5">lPocoMongoDB... no</text:span></text:span></text:p>
      <text:p text:style-name="P74"><text:span text:style-name="CODE">checking for main() in -lPocoNet... yes</text:span></text:p>
      <text:p text:style-name="P74"><text:span text:style-name="CODE">checking for main() in -lPocoNetSSL... yes</text:span></text:p>
      <text:p text:style-name="P74"><text:span text:style-name="CODE">checking for main() in -lPocoUtil... yes</text:span></text:p>
      <text:p text:style-name="P74"><text:span text:style-name="CODE">checking for main() in -lPocoXML... yes</text:span></text:p>
      <text:p text:style-name="P74"><text:span text:style-name="CODE">checking for main() in -lPocoZip... yes</text:span></text:p>
      <text:p text:style-name="P74"><text:span text:style-name="CODE">checking for main() in -ltess2... yes</text:span></text:p>
      <text:p text:style-name="P74"><text:span text:style-name="CODE">checking for main() in -lkiss... yes</text:span></text:p>
      <text:p text:style-name="P74"><text:span text:style-name="CODE">checking for main() in -lopenFrameworks... yes</text:span></text:p>
      <text:p text:style-name="P74"><text:span text:style-name="CODE">checking for main() in -lstdc++... yes</text:span></text:p>
      <text:p text:style-name="P74"><text:span text:style-name="CODE">checking for main() in -lOFSketch... yes</text:span></text:p>
      <text:p text:style-name="P74"><text:span text:style-name="CODE">creating Makefile</text:span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P25"><text:span text:style-name="T41">Monday, Aug 1</text:span><text:span text:style-name="T26">st</text:span><text:span text:style-name="T40">, 2016</text:span></text:p>
      <text:p text:style-name="P24"><text:span text:style-name="T36">b</text:span><text:span text:style-name="T35">uild poco from source</text:span></text:p>
      <text:p text:style-name="P33">just use default configuration → generate dynamic library</text:p>
      <text:p text:style-name="P33"/>
      <text:p text:style-name="P24"><text:span text:style-name="CODE"><text:span text:style-name="T35">checking for main() in -lutf8cpp... no</text:span></text:span></text:p>
      <text:p text:style-name="P24"><text:span text:style-name="CODE"><text:span text:style-name="T35">checking for main() in -lPocoUtil... yes</text:span></text:span></text:p>
      <text:p text:style-name="P24"><text:span text:style-name="CODE"><text:span text:style-name="T35">checking for main() in -lPocoNet... yes</text:span></text:span></text:p>
      <text:p text:style-name="P24"><text:span text:style-name="CODE"><text:span text:style-name="T35">checking for main() in -lPocoXML... yes</text:span></text:span></text:p>
      <text:p text:style-name="P24"><text:span text:style-name="CODE"><text:span text:style-name="T35">checking for main() in -lPocoCrypto... yes</text:span></text:span></text:p>
      <text:p text:style-name="P24"><text:span text:style-name="CODE"><text:span text:style-name="T35">checking for main() in -lPocoData... yes</text:span></text:span></text:p>
      <text:p text:style-name="P24"><text:span text:style-name="CODE"><text:span text:style-name="T35">checking for main() in -lPocoDataSQLite... yes</text:span></text:span></text:p>
      <text:p text:style-name="P24"><text:span text:style-name="CODE"><text:span text:style-name="T35">checking for main() in -lPocoJSON... yes</text:span></text:span></text:p>
      <text:p text:style-name="P24"><text:span text:style-name="CODE"><text:span text:style-name="T35">checking for main() in -</text:span></text:span><text:span text:style-name="CODE"><text:span text:style-name="T38">lPocoMongoDB... no</text:span></text:span></text:p>
      <text:p text:style-name="P24"><text:span text:style-name="CODE"><text:span text:style-name="T35">checking for main() in -lPocoNetSSL... yes</text:span></text:span></text:p>
      <text:p text:style-name="P24"><text:span text:style-name="CODE"><text:span text:style-name="T35">checking for main() in -lPocoZip... yes</text:span></text:span></text:p>
      <text:p text:style-name="P24"><text:span text:style-name="CODE"><text:span text:style-name="T35">checking for main() in -lPocoFoundation... yes</text:span></text:span></text:p>
      <text:p text:style-name="P24"><text:span text:style-name="CODE"><text:span text:style-name="T35">checking for main() in -ltess2... yes</text:span></text:span></text:p>
      <text:p text:style-name="P24"><text:span text:style-name="CODE"><text:span text:style-name="T35">checking for main() in -lkiss... yes</text:span></text:span></text:p>
      <text:p text:style-name="P24"><text:span text:style-name="CODE"><text:span text:style-name="T35">checking for main() in -lopenFrameworks... yes</text:span></text:span></text:p>
      <text:p text:style-name="P24"><text:span text:style-name="CODE"><text:span text:style-name="T35">checking for main() in -lstdc++... yes</text:span></text:span></text:p>
      <text:p text:style-name="P24"><text:span text:style-name="CODE"><text:span text:style-name="T35">checking for main() in -lOFSketch... yes</text:span></text:span></text:p>
      <text:p text:style-name="P24"><text:span text:style-name="CODE"><text:span text:style-name="T35"/></text:span></text:p>
      <text:p text:style-name="P30"><text:span text:style-name="T35">do not use the the Ubuntu system libraries for libpoco </text:span><text:span text:style-name="T37">(missing a lot of stuff)</text:span></text:p>
      <text:p text:style-name="P26">probably need to make sure that build succeeds even when system libs are installed, but not sure how to do that right now</text:p>
      <text:p text:style-name="P27"><text:soft-page-break/>August 2<text:span text:style-name="T24">nd</text:span> 2016</text:p>
      <text:p text:style-name="P32">The important thing to remember with boost, is the <text:span text:style-name="CODE"><text:span text:style-name="T5">stdc++</text:span></text:span><text:span text:style-name="T5"> library must be loaded before </text:span><text:span text:style-name="CODE"><text:span text:style-name="T5">boost</text:span></text:span></text:p>
      <text:p text:style-name="P32"/>
      <text:p text:style-name="P32">The position of the overall folder for the boost libraries can be specified with <text:span text:style-name="CODE">dir_config</text:span></text:p>
      <text:p text:style-name="P32">and all portions of <text:span text:style-name="CODE">boost</text:span>, including the header-only libs, can be loaded with <text:span text:style-name="CODE">have_library</text:span></text:p>
      <text:p text:style-name="P35"/>
      <text:p text:style-name="P35"><text:line-break/>this program needs GLFW and gStreamer.</text:p>
      <text:p text:style-name="P35">GLFW is provided, but I’ve linked the system version of gStreamer</text:p>
      <text:p text:style-name="P35"/>
      <text:p text:style-name="P35"/>
      <text:p text:style-name="P28">August 3<text:span text:style-name="T24">rd</text:span> 2016</text:p>
      <text:p text:style-name="P34">create new extconf based on values coming out of oF makefile build system</text:p>
      <text:p text:style-name="Standard"><text:span text:style-name="T5">not using </text:span><text:span text:style-name="CODE"><text:span text:style-name="T5">have_library</text:span></text:span><text:span text:style-name="T5"> or </text:span><text:span text:style-name="CODE"><text:span text:style-name="T5">dir_config</text:span></text:span><text:span text:style-name="T5">, </text:span><text:span text:style-name="T8">everything is just hard-coded compiler flags</text:span><text:span text:style-name="T42">.</text:span></text:p>
      <text:p text:style-name="Standard"/>
      <text:p text:style-name="P36">Need to get these values out of the oF build system, and automate more things at some point.</text:p>
      <text:p text:style-name="P37">With the current structure, things will break if you add more oF addons.</text:p>
      <text:p text:style-name="P37"/>
      <text:p text:style-name="P37">But with rice and oF I can establish callbacks at the Ruby level very easily, so this is a great starting point.</text:p>
      <text:p text:style-name="P37"/>
      <text:p text:style-name="P37"/>
      <text:p text:style-name="P29">August <text:span text:style-name="T43">27</text:span><text:span text:style-name="T27">th</text:span> 2016</text:p>
      <text:p text:style-name="P39"/>
      <text:p text:style-name="P39">try static link poco <text:span text:style-name="T44">(more similarity with standard oF sketch build. Easier to find missing symbols)</text:span></text:p>
      <text:p text:style-name="Standard"><text:span text:style-name="T5">glfw needs to be specified with name </text:span><text:span text:style-name="CODE"><text:span text:style-name="T5">glwf3</text:span></text:span> <text:span text:style-name="T43">or else it can not be found.</text:span></text:p>
      <text:p text:style-name="P38"/>
      <text:p text:style-name="P39">NOTE: Apparently Rice doesn’t work on Windows? That’s what the official documentation for Rice says. Not sure to what extent this is true. Ex, can you compile with Rice in a mingw-based toolchain?</text:p>
      <text:p text:style-name="P39"/>
      <text:p text:style-name="P40"><text:span text:style-name="T5">The </text:span><text:span text:style-name="CODE"><text:span text:style-name="T5">kiss</text:span></text:span><text:span text:style-name="T5"> dependency for oF is actually </text:span><text:span text:style-name="CODE"><text:span text:style-name="T5">kissfft</text:span></text:span> (fast-Fourier transform)</text:p>
      <text:p text:style-name="P40">There is a totally different library on github called simply <text:span text:style-name="CODE">kiss</text:span>, but that is not at all what you want</text:p>
      <text:p text:style-name="P40"/>
      <text:p text:style-name="P41"><text:span text:style-name="T5">diagnostics</text:span>: tasks in rakefile to show how many symbols are in the Ruby dynamic lib vs the oF sketch executable, and what symbols are exclusive to each file.</text:p>
      <text:p text:style-name="P41"/>
      <text:p text:style-name="P41"/>
      <text:p text:style-name="P42"><text:span text:style-name="CODE">kissfft</text:span> now specified using proper extconf mechanisms instead of manually editing paths.</text:p>
      <text:p text:style-name="P42"/>
      <text:p text:style-name="P43">Need to <text:span text:style-name="T5">remember to edit the build configuration for Poco</text:span> to generate static libs with -fPIC. Dynamic libs are of course always generated with this flag, but by default, static libs are not.</text:p>
      <text:p text:style-name="P43"/>
      <text:p text:style-name="P44"><text:span text:style-name="T5">Put the custom compiled poco libraries into the core oF directory</text:span>, to see if the base oF can compile against them without resulting in the same <text:span text:style-name="T45">lack of keyboard input seen in the Ruby side stuff.</text:span></text:p>
      <text:p text:style-name="P44">→<text:span text:style-name="T45"> poco works correctly, </text:span><text:span text:style-name="T9">no errors detected</text:span></text:p>
      <text:p text:style-name="P31"/>
      <text:p text:style-name="P48"><text:span text:style-name="T9">P</text:span><text:span text:style-name="T5">oco linked using static libraries</text:span><text:span text:style-name="T46"> in order to increase similarity between the Ruby dynamic lib, and the stand-alone oF project.</text:span></text:p>
      <text:p text:style-name="P31"/>
      <text:p text:style-name="P45"><text:soft-page-break/>Although I grabbed the wrong version of kiss at one point, the current version of <text:span text:style-name="CODE">poco</text:span> and <text:span text:style-name="CODE">glfw</text:span> are exactly the same as the ones vendored with oF</text:p>
      <text:p text:style-name="P45"/>
      <text:p text:style-name="P46">Keyboard input works, drag-and-drop works, even with multiple files, <text:span text:style-name="T47">all using the GLFW window. </text:span><text:span text:style-name="T10">Drag and drop does not work with Thunar, but does work with Nautilus</text:span><text:span text:style-name="T47">. Not exactly sure why.</text:span></text:p>
      <text:p text:style-name="P46"/>
      <text:p text:style-name="P47">Order of poco libraries is important <text:span text:style-name="T48">when lin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>
        <style:tab-stops>
          <style:tab-stop style:position="0.3728in"/>
          <style:tab-stop style:position="0.5016in"/>
        </style:tab-stops>
      </style:paragraph-properties>
      <style:text-properties style:font-name="Arial" fo:font-family="Arial" style:font-family-generic="swiss" style:font-pitch="variable" officeooo:rsid="001950cc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6-07-03T20:20:04.391841718</meta:creation-date>
    <dc:date>2016-08-27T19:26:32.197400626</dc:date>
    <dc:creator>Jason Ko</dc:creator>
    <meta:editing-duration>P3DT9H29M9S</meta:editing-duration>
    <meta:editing-cycles>81</meta:editing-cycles>
    <meta:generator>LibreOffice/5.2.4.2$Linux_X86_64 LibreOffice_project/3d5603e1122f0f102b62521720ab13a38a4e0eb0</meta:generator>
    <meta:document-statistic meta:table-count="0" meta:image-count="0" meta:object-count="0" meta:page-count="16" meta:paragraph-count="382" meta:word-count="2673" meta:character-count="38702" meta:non-whitespace-character-count="36261"/>
  </office:meta>
</office:document-meta>
</file>